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7000002259D53BE4D4B862AC4.png" manifest:media-type="image/png"/>
  <manifest:file-entry manifest:full-path="Pictures/100000010000009100000091DDE020E46B73D38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L" svg:font-family="'Nimbus Mono L'"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itle">
      <style:paragraph-properties fo:text-align="end" style:justify-single-word="false"/>
      <style:text-properties officeooo:rsid="0007204f" officeooo:paragraph-rsid="0007204f"/>
    </style:style>
    <style:style style:name="P3" style:family="paragraph" style:parent-style-name="Text_20_body">
      <style:text-properties officeooo:rsid="00119848" officeooo:paragraph-rsid="00119848"/>
    </style:style>
    <style:style style:name="P4" style:family="paragraph" style:parent-style-name="Text_20_body">
      <style:text-properties officeooo:rsid="002d361f" officeooo:paragraph-rsid="002d361f"/>
    </style:style>
    <style:style style:name="P5" style:family="paragraph" style:parent-style-name="Text_20_body">
      <style:text-properties officeooo:rsid="003bd8ea" officeooo:paragraph-rsid="003bd8ea"/>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paragraph-properties fo:margin-left="0.4925in" fo:margin-right="0in" fo:text-indent="0in" style:auto-text-indent="false"/>
      <style:text-properties officeooo:rsid="005a8087" officeooo:paragraph-rsid="005a8087"/>
    </style:style>
    <style:style style:name="P11" style:family="paragraph" style:parent-style-name="Text_20_body">
      <style:paragraph-properties fo:margin-left="0in" fo:margin-right="0in" fo:text-indent="0in" style:auto-text-indent="false"/>
      <style:text-properties officeooo:rsid="005a8087" officeooo:paragraph-rsid="005a8087"/>
    </style:style>
    <style:style style:name="P12" style:family="paragraph" style:parent-style-name="Text_20_body">
      <style:text-properties officeooo:rsid="005a8087" officeooo:paragraph-rsid="00b75b3f"/>
    </style:style>
    <style:style style:name="P13" style:family="paragraph" style:parent-style-name="Text_20_body">
      <style:text-properties officeooo:rsid="005a8087" officeooo:paragraph-rsid="00265c1f"/>
    </style:style>
    <style:style style:name="P14" style:family="paragraph" style:parent-style-name="Text_20_body">
      <style:text-properties officeooo:rsid="0063ba27" officeooo:paragraph-rsid="0063ba27"/>
    </style:style>
    <style:style style:name="P15" style:family="paragraph" style:parent-style-name="Text_20_body">
      <style:text-properties officeooo:rsid="0063ed7a" officeooo:paragraph-rsid="006589b5"/>
    </style:style>
    <style:style style:name="P16" style:family="paragraph" style:parent-style-name="Text_20_body">
      <style:text-properties officeooo:rsid="00816a00" officeooo:paragraph-rsid="007e0ffa"/>
    </style:style>
    <style:style style:name="P17" style:family="paragraph" style:parent-style-name="Text_20_body">
      <style:text-properties officeooo:rsid="00100ac7" officeooo:paragraph-rsid="00100ac7"/>
    </style:style>
    <style:style style:name="P18" style:family="paragraph" style:parent-style-name="Text_20_body">
      <style:text-properties officeooo:rsid="00794974" officeooo:paragraph-rsid="007e0ffa"/>
    </style:style>
    <style:style style:name="P19" style:family="paragraph" style:parent-style-name="Text_20_body">
      <style:text-properties officeooo:paragraph-rsid="00cb432d"/>
    </style:style>
    <style:style style:name="P20" style:family="paragraph" style:parent-style-name="Text_20_body">
      <style:text-properties officeooo:rsid="00e1b233" officeooo:paragraph-rsid="00e1b233"/>
    </style:style>
    <style:style style:name="P21" style:family="paragraph" style:parent-style-name="Text_20_body">
      <style:text-properties officeooo:rsid="00c72a8c" officeooo:paragraph-rsid="00faa6c2"/>
    </style:style>
    <style:style style:name="P22" style:family="paragraph" style:parent-style-name="Text_20_body">
      <style:text-properties officeooo:rsid="011394f8" officeooo:paragraph-rsid="011d5a6b"/>
    </style:style>
    <style:style style:name="P23" style:family="paragraph" style:parent-style-name="Text_20_body">
      <style:text-properties officeooo:rsid="006d2018" officeooo:paragraph-rsid="006d2018"/>
    </style:style>
    <style:style style:name="P24" style:family="paragraph" style:parent-style-name="Text_20_body">
      <style:text-properties officeooo:paragraph-rsid="01338e6d"/>
    </style:style>
    <style:style style:name="P25" style:family="paragraph" style:parent-style-name="Text_20_body">
      <style:text-properties officeooo:rsid="00cb432d" officeooo:paragraph-rsid="00cb432d"/>
    </style:style>
    <style:style style:name="P26" style:family="paragraph" style:parent-style-name="Text_20_body">
      <style:text-properties officeooo:rsid="013ddb47" officeooo:paragraph-rsid="013ddb47"/>
    </style:style>
    <style:style style:name="P27" style:family="paragraph" style:parent-style-name="Text_20_body">
      <style:text-properties officeooo:rsid="0106c6e3" officeooo:paragraph-rsid="0106c6e3"/>
    </style:style>
    <style:style style:name="P28" style:family="paragraph" style:parent-style-name="Text_20_body">
      <style:text-properties officeooo:rsid="01436400" officeooo:paragraph-rsid="01436400"/>
    </style:style>
    <style:style style:name="P29" style:family="paragraph" style:parent-style-name="Text_20_body">
      <style:text-properties officeooo:rsid="00a921ec" officeooo:paragraph-rsid="00a921ec"/>
    </style:style>
    <style:style style:name="P30" style:family="paragraph" style:parent-style-name="Text_20_body">
      <style:text-properties officeooo:rsid="0151d898" officeooo:paragraph-rsid="0151d898"/>
    </style:style>
    <style:style style:name="P31" style:family="paragraph" style:parent-style-name="Text_20_body">
      <style:text-properties officeooo:rsid="0152d057" officeooo:paragraph-rsid="0152d057"/>
    </style:style>
    <style:style style:name="P32" style:family="paragraph" style:parent-style-name="Text_20_body">
      <style:text-properties officeooo:rsid="004b36f9" officeooo:paragraph-rsid="0049a9b4"/>
    </style:style>
    <style:style style:name="P33" style:family="paragraph" style:parent-style-name="Text_20_body">
      <style:text-properties officeooo:rsid="0175a22e" officeooo:paragraph-rsid="0175a22e"/>
    </style:style>
    <style:style style:name="P34" style:family="paragraph" style:parent-style-name="Text_20_body">
      <style:text-properties officeooo:paragraph-rsid="01775a20"/>
    </style:style>
    <style:style style:name="P35" style:family="paragraph" style:parent-style-name="Text_20_body">
      <style:text-properties officeooo:rsid="0179191d" officeooo:paragraph-rsid="0179191d"/>
    </style:style>
    <style:style style:name="P36" style:family="paragraph" style:parent-style-name="Text_20_body">
      <style:text-properties officeooo:rsid="018cf2d6" officeooo:paragraph-rsid="018cf2d6"/>
    </style:style>
    <style:style style:name="P37" style:family="paragraph" style:parent-style-name="Text_20_body">
      <style:text-properties officeooo:rsid="01975a32" officeooo:paragraph-rsid="01975a32"/>
    </style:style>
    <style:style style:name="P38" style:family="paragraph" style:parent-style-name="Text_20_body">
      <style:text-properties officeooo:rsid="019aca4f" officeooo:paragraph-rsid="019aca4f"/>
    </style:style>
    <style:style style:name="P39" style:family="paragraph" style:parent-style-name="Text_20_body">
      <style:text-properties officeooo:paragraph-rsid="01a8381c"/>
    </style:style>
    <style:style style:name="P40" style:family="paragraph" style:parent-style-name="Text_20_body">
      <style:text-properties officeooo:rsid="01815edb" officeooo:paragraph-rsid="01a8381c"/>
    </style:style>
    <style:style style:name="P41" style:family="paragraph" style:parent-style-name="Text_20_body">
      <style:text-properties officeooo:rsid="01afc91b" officeooo:paragraph-rsid="01afc91b"/>
    </style:style>
    <style:style style:name="P42" style:family="paragraph" style:parent-style-name="Text_20_body">
      <style:text-properties officeooo:paragraph-rsid="01975a32"/>
    </style:style>
    <style:style style:name="P43" style:family="paragraph" style:parent-style-name="Text_20_body">
      <style:text-properties officeooo:paragraph-rsid="005ede3b"/>
    </style:style>
    <style:style style:name="P44" style:family="paragraph" style:parent-style-name="Text_20_body">
      <style:text-properties officeooo:rsid="003b60a7" officeooo:paragraph-rsid="003b60a7"/>
    </style:style>
    <style:style style:name="P45" style:family="paragraph" style:parent-style-name="Text_20_body">
      <style:text-properties officeooo:paragraph-rsid="00fbedcd"/>
    </style:style>
    <style:style style:name="P46" style:family="paragraph" style:parent-style-name="Text_20_body">
      <style:text-properties officeooo:rsid="00d2f459" officeooo:paragraph-rsid="00e53ca6"/>
    </style:style>
    <style:style style:name="P47" style:family="paragraph" style:parent-style-name="Text_20_body">
      <style:text-properties officeooo:rsid="00d2f459" officeooo:paragraph-rsid="01f3bacc"/>
    </style:style>
    <style:style style:name="P48" style:family="paragraph" style:parent-style-name="Text_20_body">
      <style:text-properties officeooo:rsid="01af2542" officeooo:paragraph-rsid="01af2542"/>
    </style:style>
    <style:style style:name="P49" style:family="paragraph" style:parent-style-name="Text_20_body">
      <style:text-properties officeooo:rsid="01f46f38" officeooo:paragraph-rsid="01f46f38"/>
    </style:style>
    <style:style style:name="P50" style:family="paragraph" style:parent-style-name="Text_20_body">
      <style:text-properties officeooo:rsid="01f66dd8" officeooo:paragraph-rsid="01f66dd8"/>
    </style:style>
    <style:style style:name="P51" style:family="paragraph" style:parent-style-name="Text_20_body">
      <style:paragraph-properties fo:margin-left="0.4925in" fo:margin-right="0in" fo:text-indent="0in" style:auto-text-indent="false"/>
      <style:text-properties officeooo:rsid="00157156" officeooo:paragraph-rsid="00157156"/>
    </style:style>
    <style:style style:name="P52" style:family="paragraph" style:parent-style-name="Text_20_body">
      <style:paragraph-properties fo:margin-left="0.4925in" fo:margin-right="0in" fo:text-indent="0in" style:auto-text-indent="false"/>
      <style:text-properties officeooo:rsid="00454e13" officeooo:paragraph-rsid="00454e13"/>
    </style:style>
    <style:style style:name="P53" style:family="paragraph" style:parent-style-name="Text_20_body">
      <style:paragraph-properties fo:margin-left="0.4925in" fo:margin-right="0in" fo:text-indent="0in" style:auto-text-indent="false"/>
      <style:text-properties officeooo:rsid="008b5e85" officeooo:paragraph-rsid="008b5e85"/>
    </style:style>
    <style:style style:name="P54" style:family="paragraph" style:parent-style-name="Text_20_body">
      <style:paragraph-properties fo:margin-left="0.4925in" fo:margin-right="0in" fo:text-indent="0in" style:auto-text-indent="false"/>
      <style:text-properties officeooo:rsid="00ad1f16" officeooo:paragraph-rsid="00ad1f16"/>
    </style:style>
    <style:style style:name="P55" style:family="paragraph" style:parent-style-name="Text_20_body">
      <style:paragraph-properties fo:margin-left="0.4925in" fo:margin-right="0in" fo:text-indent="0in" style:auto-text-indent="false"/>
      <style:text-properties officeooo:rsid="00ad1f16" officeooo:paragraph-rsid="01bd472f"/>
    </style:style>
    <style:style style:name="P56" style:family="paragraph" style:parent-style-name="Text_20_body">
      <style:paragraph-properties fo:margin-left="0.4925in" fo:margin-right="0in" fo:text-indent="0in" style:auto-text-indent="false"/>
      <style:text-properties officeooo:rsid="01e8a644" officeooo:paragraph-rsid="01e8a644"/>
    </style:style>
    <style:style style:name="P57" style:family="paragraph" style:parent-style-name="Text_20_body">
      <style:paragraph-properties fo:margin-left="0.9846in" fo:margin-right="0in" fo:text-indent="0in" style:auto-text-indent="false"/>
      <style:text-properties officeooo:rsid="0016eb8b" officeooo:paragraph-rsid="0016eb8b"/>
    </style:style>
    <style:style style:name="P58" style:family="paragraph" style:parent-style-name="Text_20_body">
      <style:paragraph-properties fo:margin-left="0.9846in" fo:margin-right="0in" fo:text-indent="0in" style:auto-text-indent="false"/>
      <style:text-properties officeooo:rsid="0018c646" officeooo:paragraph-rsid="0018c646"/>
    </style:style>
    <style:style style:name="P59" style:family="paragraph" style:parent-style-name="Text_20_body">
      <style:paragraph-properties fo:margin-left="0.9846in" fo:margin-right="0in" fo:text-indent="0in" style:auto-text-indent="false"/>
      <style:text-properties officeooo:rsid="001abec0" officeooo:paragraph-rsid="001abec0"/>
    </style:style>
    <style:style style:name="P60" style:family="paragraph" style:parent-style-name="Text_20_body">
      <style:paragraph-properties fo:margin-left="0.9846in" fo:margin-right="0in" fo:text-indent="0in" style:auto-text-indent="false"/>
      <style:text-properties officeooo:rsid="002aa463" officeooo:paragraph-rsid="002aa463"/>
    </style:style>
    <style:style style:name="P61" style:family="paragraph" style:parent-style-name="Text_20_body">
      <style:paragraph-properties fo:margin-left="0.9846in" fo:margin-right="0in" fo:text-indent="0in" style:auto-text-indent="false"/>
      <style:text-properties officeooo:rsid="002d3872" officeooo:paragraph-rsid="002d3872"/>
    </style:style>
    <style:style style:name="P62" style:family="paragraph" style:parent-style-name="Text_20_body">
      <style:paragraph-properties fo:margin-left="0.9846in" fo:margin-right="0in" fo:text-indent="0in" style:auto-text-indent="false"/>
      <style:text-properties officeooo:rsid="00320207" officeooo:paragraph-rsid="00320207"/>
    </style:style>
    <style:style style:name="P63" style:family="paragraph" style:parent-style-name="Text_20_body">
      <style:paragraph-properties fo:margin-left="0.9846in" fo:margin-right="0in" fo:text-indent="0in" style:auto-text-indent="false"/>
      <style:text-properties officeooo:rsid="00198c1b" officeooo:paragraph-rsid="00198c1b"/>
    </style:style>
    <style:style style:name="P64" style:family="paragraph" style:parent-style-name="Text_20_body">
      <style:paragraph-properties fo:margin-left="0.9846in" fo:margin-right="0in" fo:text-indent="0in" style:auto-text-indent="false"/>
      <style:text-properties officeooo:rsid="0036efab" officeooo:paragraph-rsid="0036efab"/>
    </style:style>
    <style:style style:name="P65" style:family="paragraph" style:parent-style-name="Text_20_body">
      <style:paragraph-properties fo:margin-left="0.9846in" fo:margin-right="0in" fo:text-indent="0in" style:auto-text-indent="false"/>
      <style:text-properties officeooo:paragraph-rsid="0073274a"/>
    </style:style>
    <style:style style:name="P66" style:family="paragraph" style:parent-style-name="Text_20_body">
      <style:paragraph-properties fo:margin-left="0.9846in" fo:margin-right="0in" fo:text-indent="0in" style:auto-text-indent="false"/>
      <style:text-properties officeooo:rsid="006f3b9f" officeooo:paragraph-rsid="006f3b9f"/>
    </style:style>
    <style:style style:name="P67" style:family="paragraph" style:parent-style-name="Text_20_body">
      <style:paragraph-properties fo:margin-left="0.9846in" fo:margin-right="0in" fo:text-indent="0in" style:auto-text-indent="false"/>
      <style:text-properties officeooo:rsid="0037cb5b" officeooo:paragraph-rsid="0037cb5b"/>
    </style:style>
    <style:style style:name="P68" style:family="paragraph" style:parent-style-name="Text_20_body">
      <style:paragraph-properties fo:margin-left="0.9846in" fo:margin-right="0in" fo:text-indent="0in" style:auto-text-indent="false"/>
      <style:text-properties officeooo:rsid="001e2bbe" officeooo:paragraph-rsid="001e2bbe"/>
    </style:style>
    <style:style style:name="P69" style:family="paragraph" style:parent-style-name="Text_20_body">
      <style:paragraph-properties fo:margin-left="0.9846in" fo:margin-right="0in" fo:text-indent="0in" style:auto-text-indent="false"/>
      <style:text-properties officeooo:rsid="00ea72fd" officeooo:paragraph-rsid="00ea72fd"/>
    </style:style>
    <style:style style:name="P70" style:family="paragraph" style:parent-style-name="Text_20_body">
      <style:paragraph-properties fo:margin-left="0.9846in" fo:margin-right="0in" fo:text-indent="0in" style:auto-text-indent="false"/>
      <style:text-properties officeooo:rsid="00742cfa" officeooo:paragraph-rsid="00742cfa"/>
    </style:style>
    <style:style style:name="P71" style:family="paragraph" style:parent-style-name="Text_20_body">
      <style:paragraph-properties fo:margin-left="0.9846in" fo:margin-right="0in" fo:text-indent="0in" style:auto-text-indent="false"/>
      <style:text-properties officeooo:rsid="00717887" officeooo:paragraph-rsid="0126186b"/>
    </style:style>
    <style:style style:name="P72" style:family="paragraph" style:parent-style-name="Text_20_body">
      <style:paragraph-properties fo:margin-left="1.4772in" fo:margin-right="0in" fo:text-indent="0in" style:auto-text-indent="false"/>
      <style:text-properties officeooo:rsid="00717887" officeooo:paragraph-rsid="0126186b"/>
    </style:style>
    <style:style style:name="P73" style:family="paragraph" style:parent-style-name="Text_20_body">
      <style:paragraph-properties fo:margin-left="0.9846in" fo:margin-right="0in" fo:text-indent="0in" style:auto-text-indent="false"/>
      <style:text-properties officeooo:rsid="00ef05a7" officeooo:paragraph-rsid="01277d57"/>
    </style:style>
    <style:style style:name="P74" style:family="paragraph" style:parent-style-name="Text_20_body">
      <style:paragraph-properties fo:margin-left="1.4772in" fo:margin-right="0in" fo:text-indent="0in" style:auto-text-indent="false"/>
      <style:text-properties officeooo:rsid="00ef05a7" officeooo:paragraph-rsid="01277d57"/>
    </style:style>
    <style:style style:name="P75" style:family="paragraph" style:parent-style-name="Text_20_body">
      <style:paragraph-properties fo:margin-left="0.9846in" fo:margin-right="0in" fo:text-indent="0in" style:auto-text-indent="false"/>
      <style:text-properties officeooo:rsid="013b9846" officeooo:paragraph-rsid="013b9846"/>
    </style:style>
    <style:style style:name="P76" style:family="paragraph" style:parent-style-name="Text_20_body">
      <style:paragraph-properties fo:margin-left="0.9846in" fo:margin-right="0in" fo:text-indent="0in" style:auto-text-indent="false"/>
      <style:text-properties officeooo:rsid="010ff332" officeooo:paragraph-rsid="010ff332"/>
    </style:style>
    <style:style style:name="P77" style:family="paragraph" style:parent-style-name="Text_20_body">
      <style:paragraph-properties fo:margin-left="0.9846in" fo:margin-right="0in" fo:text-indent="0in" style:auto-text-indent="false"/>
      <style:text-properties officeooo:rsid="01982a9c" officeooo:paragraph-rsid="01982a9c"/>
    </style:style>
    <style:style style:name="P78" style:family="paragraph" style:parent-style-name="Text_20_body">
      <style:paragraph-properties fo:margin-left="0.9846in" fo:margin-right="0in" fo:text-indent="0in" style:auto-text-indent="false"/>
      <style:text-properties officeooo:rsid="01c37ca6" officeooo:paragraph-rsid="01c37ca6"/>
    </style:style>
    <style:style style:name="P79" style:family="paragraph" style:parent-style-name="Text_20_body">
      <style:paragraph-properties fo:margin-left="0.9846in" fo:margin-right="0in" fo:text-indent="0in" style:auto-text-indent="false"/>
      <style:text-properties officeooo:rsid="01c4ff7a" officeooo:paragraph-rsid="01c4ff7a"/>
    </style:style>
    <style:style style:name="P80" style:family="paragraph" style:parent-style-name="Text_20_body">
      <style:paragraph-properties fo:margin-left="0.9846in" fo:margin-right="0in" fo:text-indent="0in" style:auto-text-indent="false"/>
      <style:text-properties officeooo:rsid="01c799f1" officeooo:paragraph-rsid="01c799f1"/>
    </style:style>
    <style:style style:name="P81" style:family="paragraph" style:parent-style-name="Text_20_body">
      <style:paragraph-properties fo:margin-left="0.9846in" fo:margin-right="0in" fo:text-indent="0in" style:auto-text-indent="false"/>
      <style:text-properties officeooo:rsid="01d2e053" officeooo:paragraph-rsid="01d2e053"/>
    </style:style>
    <style:style style:name="P82" style:family="paragraph" style:parent-style-name="Text_20_body">
      <style:paragraph-properties fo:margin-left="0.9846in" fo:margin-right="0in" fo:text-indent="0in" style:auto-text-indent="false"/>
      <style:text-properties officeooo:rsid="01e2955b" officeooo:paragraph-rsid="01e2955b"/>
    </style:style>
    <style:style style:name="P83" style:family="paragraph" style:parent-style-name="Text_20_body">
      <style:paragraph-properties fo:margin-left="0.9846in" fo:margin-right="0in" fo:text-indent="0in" style:auto-text-indent="false"/>
      <style:text-properties officeooo:rsid="001a5c48" officeooo:paragraph-rsid="001a5c48"/>
    </style:style>
    <style:style style:name="P84" style:family="paragraph" style:parent-style-name="Text_20_body">
      <style:paragraph-properties fo:margin-left="0.9846in" fo:margin-right="0in" fo:text-indent="0in" style:auto-text-indent="false"/>
      <style:text-properties officeooo:rsid="0035d883" officeooo:paragraph-rsid="01e2d897"/>
    </style:style>
    <style:style style:name="P85" style:family="paragraph" style:parent-style-name="Text_20_body">
      <style:paragraph-properties fo:margin-left="0.9846in" fo:margin-right="0in" fo:text-indent="0in" style:auto-text-indent="false"/>
      <style:text-properties officeooo:rsid="01e3e943" officeooo:paragraph-rsid="01e3e943"/>
    </style:style>
    <style:style style:name="P86" style:family="paragraph" style:parent-style-name="Text_20_body">
      <style:paragraph-properties fo:margin-left="0.9846in" fo:margin-right="0in" fo:text-indent="0in" style:auto-text-indent="false"/>
      <style:text-properties officeooo:rsid="001e6645" officeooo:paragraph-rsid="001e6645"/>
    </style:style>
    <style:style style:name="P87" style:family="paragraph" style:parent-style-name="Text_20_body">
      <style:paragraph-properties fo:margin-left="0.9846in" fo:margin-right="0in" fo:text-indent="0in" style:auto-text-indent="false"/>
      <style:text-properties officeooo:rsid="01e4d628" officeooo:paragraph-rsid="01e4d628"/>
    </style:style>
    <style:style style:name="P88" style:family="paragraph" style:parent-style-name="Text_20_body">
      <style:paragraph-properties fo:margin-left="0.9846in" fo:margin-right="0in" fo:text-indent="0in" style:auto-text-indent="false"/>
      <style:text-properties officeooo:rsid="01e540b8" officeooo:paragraph-rsid="01e540b8"/>
    </style:style>
    <style:style style:name="P89" style:family="paragraph" style:parent-style-name="Text_20_body">
      <style:paragraph-properties fo:margin-left="0.9846in" fo:margin-right="0in" fo:text-indent="0in" style:auto-text-indent="false"/>
      <style:text-properties officeooo:rsid="01e66e6b" officeooo:paragraph-rsid="01e66e6b"/>
    </style:style>
    <style:style style:name="P90" style:family="paragraph" style:parent-style-name="Text_20_body">
      <style:paragraph-properties fo:margin-left="0in" fo:margin-right="0in" fo:text-indent="0in" style:auto-text-indent="false"/>
      <style:text-properties officeooo:rsid="01e66e6b" officeooo:paragraph-rsid="01e66e6b"/>
    </style:style>
    <style:style style:name="P91" style:family="paragraph" style:parent-style-name="Text_20_body">
      <style:paragraph-properties fo:margin-left="0in" fo:margin-right="0in" fo:text-indent="0in" style:auto-text-indent="false"/>
      <style:text-properties officeooo:rsid="0074cc83" officeooo:paragraph-rsid="0074cc83"/>
    </style:style>
    <style:style style:name="P92" style:family="paragraph" style:parent-style-name="Text_20_body">
      <style:paragraph-properties fo:margin-left="0in" fo:margin-right="0in" fo:text-indent="0in" style:auto-text-indent="false"/>
      <style:text-properties officeooo:rsid="00417793" officeooo:paragraph-rsid="00454e13"/>
    </style:style>
    <style:style style:name="P93" style:family="paragraph" style:parent-style-name="Subtitle">
      <style:paragraph-properties fo:text-align="end" style:justify-single-word="false"/>
      <style:text-properties officeooo:rsid="0154c3f2" officeooo:paragraph-rsid="0154c3f2"/>
    </style:style>
    <style:style style:name="P94" style:family="paragraph" style:parent-style-name="Subtitle">
      <style:paragraph-properties fo:text-align="end" style:justify-single-word="false"/>
      <style:text-properties officeooo:paragraph-rsid="0016eb8b"/>
    </style:style>
    <style:style style:name="P95" style:family="paragraph" style:parent-style-name="Contents_20_Heading">
      <style:paragraph-properties fo:break-before="page"/>
    </style:style>
    <style:style style:name="P96" style:family="paragraph" style:parent-style-name="Contents_20_1">
      <style:paragraph-properties>
        <style:tab-stops>
          <style:tab-stop style:position="6.9252in" style:type="right" style:leader-style="dotted" style:leader-text="."/>
        </style:tab-stops>
      </style:paragraph-properties>
    </style:style>
    <style:style style:name="P97" style:family="paragraph" style:parent-style-name="Contents_20_2">
      <style:paragraph-properties>
        <style:tab-stops>
          <style:tab-stop style:position="6.7283in" style:type="right" style:leader-style="dotted" style:leader-text="."/>
        </style:tab-stops>
      </style:paragraph-properties>
    </style:style>
    <style:style style:name="P98" style:family="paragraph" style:parent-style-name="Contents_20_3">
      <style:paragraph-properties>
        <style:tab-stops>
          <style:tab-stop style:position="6.5319in" style:type="right" style:leader-style="dotted" style:leader-text="."/>
        </style:tab-stops>
      </style:paragraph-properties>
    </style:style>
    <style:style style:name="P99" style:family="paragraph" style:parent-style-name="Contents_20_4">
      <style:paragraph-properties>
        <style:tab-stops>
          <style:tab-stop style:position="6.3354in" style:type="right" style:leader-style="dotted" style:leader-text="."/>
        </style:tab-stops>
      </style:paragraph-properties>
    </style:style>
    <style:style style:name="P100" style:family="paragraph" style:parent-style-name="Heading_20_1">
      <style:paragraph-properties fo:break-before="page"/>
      <style:text-properties officeooo:rsid="000abc94" officeooo:paragraph-rsid="000abc94"/>
    </style:style>
    <style:style style:name="P101" style:family="paragraph" style:parent-style-name="Heading_20_1" style:list-style-name="">
      <style:paragraph-properties fo:break-before="page"/>
      <style:text-properties officeooo:rsid="012a940d" officeooo:paragraph-rsid="012a940d"/>
    </style:style>
    <style:style style:name="P102" style:family="paragraph" style:parent-style-name="Heading_20_1">
      <style:paragraph-properties fo:break-before="page"/>
      <style:text-properties officeooo:rsid="006d2018" officeooo:paragraph-rsid="006d2018"/>
    </style:style>
    <style:style style:name="P103" style:family="paragraph" style:parent-style-name="Heading_20_1">
      <style:paragraph-properties fo:break-before="page"/>
      <style:text-properties officeooo:rsid="00c72a8c" officeooo:paragraph-rsid="00c72a8c"/>
    </style:style>
    <style:style style:name="P104" style:family="paragraph" style:parent-style-name="Heading_20_1">
      <style:paragraph-properties fo:break-before="page"/>
      <style:text-properties officeooo:rsid="019aca4f" officeooo:paragraph-rsid="019aca4f"/>
    </style:style>
    <style:style style:name="P105" style:family="paragraph" style:parent-style-name="Heading_20_1">
      <style:paragraph-properties fo:break-before="page"/>
      <style:text-properties officeooo:rsid="00482632" officeooo:paragraph-rsid="00482632"/>
    </style:style>
    <style:style style:name="P106" style:family="paragraph" style:parent-style-name="Heading_20_1">
      <style:paragraph-properties fo:break-before="page"/>
      <style:text-properties officeooo:rsid="003b60a7" officeooo:paragraph-rsid="003b60a7"/>
    </style:style>
    <style:style style:name="P107" style:family="paragraph" style:parent-style-name="Heading_20_1">
      <style:paragraph-properties fo:break-before="page"/>
      <style:text-properties officeooo:rsid="0152d057" officeooo:paragraph-rsid="0152d057"/>
    </style:style>
    <style:style style:name="P108" style:family="paragraph" style:parent-style-name="Heading_20_1">
      <style:paragraph-properties fo:break-before="page"/>
      <style:text-properties officeooo:rsid="00417793" officeooo:paragraph-rsid="00417793"/>
    </style:style>
    <style:style style:name="P109" style:family="paragraph" style:parent-style-name="Heading_20_1" style:list-style-name="">
      <style:paragraph-properties fo:break-before="page"/>
      <style:text-properties officeooo:rsid="016b4757" officeooo:paragraph-rsid="016b4757"/>
    </style:style>
    <style:style style:name="P110" style:family="paragraph" style:parent-style-name="Heading_20_1">
      <style:paragraph-properties fo:break-before="page"/>
      <style:text-properties officeooo:rsid="005a8087" officeooo:paragraph-rsid="005a8087"/>
    </style:style>
    <style:style style:name="P111" style:family="paragraph" style:parent-style-name="Heading_20_1">
      <style:paragraph-properties fo:break-before="page"/>
      <style:text-properties officeooo:rsid="005a8087" officeooo:paragraph-rsid="00b75b3f"/>
    </style:style>
    <style:style style:name="P112" style:family="paragraph" style:parent-style-name="Heading_20_1">
      <style:paragraph-properties fo:break-before="page"/>
      <style:text-properties officeooo:rsid="000e5af3" officeooo:paragraph-rsid="000e5af3"/>
    </style:style>
    <style:style style:name="P113" style:family="paragraph" style:parent-style-name="Heading_20_1">
      <style:paragraph-properties fo:break-before="page"/>
      <style:text-properties officeooo:rsid="00259545" officeooo:paragraph-rsid="00259545"/>
    </style:style>
    <style:style style:name="P114" style:family="paragraph" style:parent-style-name="Heading_20_1">
      <style:paragraph-properties fo:break-before="page"/>
      <style:text-properties officeooo:rsid="0063ba27" officeooo:paragraph-rsid="0063ba27"/>
    </style:style>
    <style:style style:name="P115" style:family="paragraph" style:parent-style-name="Heading_20_1">
      <style:paragraph-properties fo:break-before="page"/>
      <style:text-properties officeooo:rsid="01317b73" officeooo:paragraph-rsid="01317b73"/>
    </style:style>
    <style:style style:name="P116" style:family="paragraph" style:parent-style-name="Heading_20_1">
      <style:paragraph-properties fo:break-before="page"/>
      <style:text-properties officeooo:rsid="011394f8" officeooo:paragraph-rsid="011394f8"/>
    </style:style>
    <style:style style:name="P117" style:family="paragraph" style:parent-style-name="Heading_20_1">
      <style:paragraph-properties fo:break-before="page"/>
      <style:text-properties officeooo:rsid="018c83ec" officeooo:paragraph-rsid="018c83ec"/>
    </style:style>
    <style:style style:name="P118" style:family="paragraph" style:parent-style-name="Heading_20_1">
      <style:paragraph-properties fo:break-before="page"/>
      <style:text-properties officeooo:rsid="01975a32" officeooo:paragraph-rsid="01975a32"/>
    </style:style>
    <style:style style:name="P119" style:family="paragraph" style:parent-style-name="Heading_20_2">
      <style:paragraph-properties fo:margin-left="0.4925in" fo:margin-right="0in" fo:text-indent="0in" style:auto-text-indent="false"/>
      <style:text-properties officeooo:rsid="00ad1f16" officeooo:paragraph-rsid="00ad1f16"/>
    </style:style>
    <style:style style:name="P120" style:family="paragraph" style:parent-style-name="Heading_20_2">
      <style:paragraph-properties fo:margin-left="0.4925in" fo:margin-right="0in" fo:text-indent="0in" style:auto-text-indent="false"/>
      <style:text-properties officeooo:rsid="01bd472f" officeooo:paragraph-rsid="01bd472f"/>
    </style:style>
    <style:style style:name="P121" style:family="paragraph" style:parent-style-name="Heading_20_2">
      <style:paragraph-properties fo:margin-left="0.4925in" fo:margin-right="0in" fo:text-indent="0in" style:auto-text-indent="false"/>
      <style:text-properties officeooo:rsid="0044c2bb" officeooo:paragraph-rsid="0044c2bb"/>
    </style:style>
    <style:style style:name="P122" style:family="paragraph" style:parent-style-name="Heading_20_2">
      <style:paragraph-properties fo:margin-left="0.4925in" fo:margin-right="0in" fo:text-indent="0in" style:auto-text-indent="false"/>
      <style:text-properties officeooo:rsid="00454e13" officeooo:paragraph-rsid="00454e13"/>
    </style:style>
    <style:style style:name="P123" style:family="paragraph" style:parent-style-name="Heading_20_2">
      <style:paragraph-properties fo:margin-left="0.4925in" fo:margin-right="0in" fo:text-indent="0in" style:auto-text-indent="false"/>
      <style:text-properties officeooo:rsid="00157156" officeooo:paragraph-rsid="00157156"/>
    </style:style>
    <style:style style:name="P124" style:family="paragraph" style:parent-style-name="Heading_20_2">
      <style:paragraph-properties fo:margin-left="0.4925in" fo:margin-right="0in" fo:text-indent="0in" style:auto-text-indent="false"/>
      <style:text-properties officeooo:rsid="001e2bbe" officeooo:paragraph-rsid="001e2bbe"/>
    </style:style>
    <style:style style:name="P125" style:family="paragraph" style:parent-style-name="Heading_20_2">
      <style:paragraph-properties fo:margin-left="0.4925in" fo:margin-right="0in" fo:text-indent="0in" style:auto-text-indent="false"/>
      <style:text-properties officeooo:rsid="0028432c" officeooo:paragraph-rsid="0028432c"/>
    </style:style>
    <style:style style:name="P126" style:family="paragraph" style:parent-style-name="Heading_20_2">
      <style:paragraph-properties fo:margin-left="0.4925in" fo:margin-right="0in" fo:text-indent="0in" style:auto-text-indent="false"/>
      <style:text-properties officeooo:rsid="00320207" officeooo:paragraph-rsid="00320207"/>
    </style:style>
    <style:style style:name="P127" style:family="paragraph" style:parent-style-name="Heading_20_2">
      <style:paragraph-properties fo:margin-left="0.4925in" fo:margin-right="0in" fo:text-indent="0in" style:auto-text-indent="false"/>
      <style:text-properties officeooo:rsid="01c799f1" officeooo:paragraph-rsid="01c799f1"/>
    </style:style>
    <style:style style:name="P128" style:family="paragraph" style:parent-style-name="Heading_20_2">
      <style:paragraph-properties fo:margin-left="0.4925in" fo:margin-right="0in" fo:text-indent="0in" style:auto-text-indent="false"/>
      <style:text-properties officeooo:rsid="002d3872" officeooo:paragraph-rsid="002d3872"/>
    </style:style>
    <style:style style:name="P129" style:family="paragraph" style:parent-style-name="Heading_20_2">
      <style:paragraph-properties fo:margin-left="0.4925in" fo:margin-right="0in" fo:text-indent="0in" style:auto-text-indent="false"/>
      <style:text-properties officeooo:rsid="006acbb6" officeooo:paragraph-rsid="006acbb6"/>
    </style:style>
    <style:style style:name="P130" style:family="paragraph" style:parent-style-name="Heading_20_2">
      <style:paragraph-properties fo:margin-left="0.4925in" fo:margin-right="0in" fo:text-indent="0in" style:auto-text-indent="false"/>
      <style:text-properties officeooo:rsid="008b5e85" officeooo:paragraph-rsid="008b5e85"/>
    </style:style>
    <style:style style:name="P131" style:family="paragraph" style:parent-style-name="Heading_20_2">
      <style:paragraph-properties fo:margin-left="0.4925in" fo:margin-right="0in" fo:text-indent="0in" style:auto-text-indent="false"/>
      <style:text-properties officeooo:rsid="006fb280" officeooo:paragraph-rsid="006fb280"/>
    </style:style>
    <style:style style:name="P132" style:family="paragraph" style:parent-style-name="Heading_20_2">
      <style:paragraph-properties fo:margin-left="0.4925in" fo:margin-right="0in" fo:text-indent="0in" style:auto-text-indent="false"/>
      <style:text-properties officeooo:rsid="00724882" officeooo:paragraph-rsid="00724882"/>
    </style:style>
    <style:style style:name="P133" style:family="paragraph" style:parent-style-name="Heading_20_2">
      <style:paragraph-properties fo:margin-left="0.4925in" fo:margin-right="0in" fo:text-indent="0in" style:auto-text-indent="false"/>
      <style:text-properties officeooo:rsid="005a8087" officeooo:paragraph-rsid="005a8087"/>
    </style:style>
    <style:style style:name="P134" style:family="paragraph" style:parent-style-name="Heading_20_3">
      <style:paragraph-properties fo:margin-left="0.9846in" fo:margin-right="0in" fo:text-indent="0in" style:auto-text-indent="false"/>
      <style:text-properties officeooo:rsid="0016eb8b" officeooo:paragraph-rsid="0016eb8b"/>
    </style:style>
    <style:style style:name="P135" style:family="paragraph" style:parent-style-name="Heading_20_3">
      <style:paragraph-properties fo:margin-left="0.9846in" fo:margin-right="0in" fo:text-indent="0in" style:auto-text-indent="false"/>
      <style:text-properties officeooo:rsid="0018c646" officeooo:paragraph-rsid="0018c646"/>
    </style:style>
    <style:style style:name="P136" style:family="paragraph" style:parent-style-name="Heading_20_3">
      <style:paragraph-properties fo:margin-left="0.9846in" fo:margin-right="0in" fo:text-indent="0in" style:auto-text-indent="false"/>
      <style:text-properties officeooo:rsid="00198c1b" officeooo:paragraph-rsid="00198c1b"/>
    </style:style>
    <style:style style:name="P137" style:family="paragraph" style:parent-style-name="Heading_20_3">
      <style:paragraph-properties fo:margin-left="0.9846in" fo:margin-right="0in" fo:text-indent="0in" style:auto-text-indent="false"/>
      <style:text-properties officeooo:rsid="001a5c48" officeooo:paragraph-rsid="001a5c48"/>
    </style:style>
    <style:style style:name="P138" style:family="paragraph" style:parent-style-name="Heading_20_3">
      <style:paragraph-properties fo:margin-left="0.9846in" fo:margin-right="0in" fo:text-indent="0in" style:auto-text-indent="false"/>
      <style:text-properties officeooo:rsid="01e3e943" officeooo:paragraph-rsid="01e3e943"/>
    </style:style>
    <style:style style:name="P139" style:family="paragraph" style:parent-style-name="Heading_20_3">
      <style:paragraph-properties fo:margin-left="0.9846in" fo:margin-right="0in" fo:text-indent="0in" style:auto-text-indent="false"/>
      <style:text-properties officeooo:rsid="0035d883" officeooo:paragraph-rsid="01e2d897"/>
    </style:style>
    <style:style style:name="P140" style:family="paragraph" style:parent-style-name="Heading_20_3">
      <style:paragraph-properties fo:margin-left="0.9846in" fo:margin-right="0in" fo:text-indent="0in" style:auto-text-indent="false"/>
      <style:text-properties officeooo:rsid="0036efab" officeooo:paragraph-rsid="0036efab"/>
    </style:style>
    <style:style style:name="P141" style:family="paragraph" style:parent-style-name="Heading_20_3">
      <style:paragraph-properties fo:margin-left="0.9846in" fo:margin-right="0in" fo:text-indent="0in" style:auto-text-indent="false"/>
      <style:text-properties officeooo:rsid="001abec0" officeooo:paragraph-rsid="001abec0"/>
    </style:style>
    <style:style style:name="P142" style:family="paragraph" style:parent-style-name="Heading_20_3">
      <style:paragraph-properties fo:margin-left="0.9846in" fo:margin-right="0in" fo:text-indent="0in" style:auto-text-indent="false"/>
      <style:text-properties officeooo:rsid="001e2bbe" officeooo:paragraph-rsid="001e2bbe"/>
    </style:style>
    <style:style style:name="P143" style:family="paragraph" style:parent-style-name="Heading_20_3">
      <style:paragraph-properties fo:margin-left="0.9846in" fo:margin-right="0in" fo:text-indent="0in" style:auto-text-indent="false"/>
      <style:text-properties officeooo:rsid="001e2bbe" officeooo:paragraph-rsid="00ea72fd"/>
    </style:style>
    <style:style style:name="P144" style:family="paragraph" style:parent-style-name="Heading_20_3">
      <style:paragraph-properties fo:margin-left="0.9846in" fo:margin-right="0in" fo:text-indent="0in" style:auto-text-indent="false"/>
      <style:text-properties officeooo:rsid="001e2bbe" officeooo:paragraph-rsid="002a0a68"/>
    </style:style>
    <style:style style:name="P145" style:family="paragraph" style:parent-style-name="Heading_20_3">
      <style:paragraph-properties fo:margin-left="0.9846in" fo:margin-right="0in" fo:text-indent="0in" style:auto-text-indent="false"/>
      <style:text-properties officeooo:rsid="0037cb5b" officeooo:paragraph-rsid="0037cb5b"/>
    </style:style>
    <style:style style:name="P146" style:family="paragraph" style:parent-style-name="Heading_20_3">
      <style:paragraph-properties fo:margin-left="0.9846in" fo:margin-right="0in" fo:text-indent="0in" style:auto-text-indent="false"/>
      <style:text-properties officeooo:rsid="001e6645" officeooo:paragraph-rsid="001e6645"/>
    </style:style>
    <style:style style:name="P147" style:family="paragraph" style:parent-style-name="Heading_20_3">
      <style:paragraph-properties fo:margin-left="0.9846in" fo:margin-right="0in" fo:text-indent="0in" style:auto-text-indent="false"/>
      <style:text-properties officeooo:rsid="01e4d628" officeooo:paragraph-rsid="01e4d628"/>
    </style:style>
    <style:style style:name="P148" style:family="paragraph" style:parent-style-name="Heading_20_3">
      <style:paragraph-properties fo:margin-left="0.9846in" fo:margin-right="0in" fo:text-indent="0in" style:auto-text-indent="false"/>
      <style:text-properties officeooo:rsid="002a0a68" officeooo:paragraph-rsid="002a0a68"/>
    </style:style>
    <style:style style:name="P149" style:family="paragraph" style:parent-style-name="Heading_20_3">
      <style:paragraph-properties fo:margin-left="0.9846in" fo:margin-right="0in" fo:text-indent="0in" style:auto-text-indent="false"/>
      <style:text-properties officeooo:rsid="01e540b8" officeooo:paragraph-rsid="01e540b8"/>
    </style:style>
    <style:style style:name="P150" style:family="paragraph" style:parent-style-name="Heading_20_3">
      <style:paragraph-properties fo:margin-left="0.9846in" fo:margin-right="0in" fo:text-indent="0in" style:auto-text-indent="false"/>
      <style:text-properties officeooo:rsid="002aa463" officeooo:paragraph-rsid="002aa463"/>
    </style:style>
    <style:style style:name="P151" style:family="paragraph" style:parent-style-name="Heading_20_3">
      <style:paragraph-properties fo:margin-left="0.9846in" fo:margin-right="0in" fo:text-indent="0in" style:auto-text-indent="false"/>
      <style:text-properties officeooo:rsid="01c4ff7a" officeooo:paragraph-rsid="01c4ff7a"/>
    </style:style>
    <style:style style:name="P152" style:family="paragraph" style:parent-style-name="Heading_20_3">
      <style:paragraph-properties fo:margin-left="0.9846in" fo:margin-right="0in" fo:text-indent="0in" style:auto-text-indent="false"/>
      <style:text-properties officeooo:rsid="01d2e053" officeooo:paragraph-rsid="01d2e053"/>
    </style:style>
    <style:style style:name="P153" style:family="paragraph" style:parent-style-name="Heading_20_3">
      <style:paragraph-properties fo:margin-left="0.9846in" fo:margin-right="0in" fo:text-indent="0in" style:auto-text-indent="false"/>
      <style:text-properties officeooo:rsid="01c37ca6" officeooo:paragraph-rsid="01c37ca6"/>
    </style:style>
    <style:style style:name="P154" style:family="paragraph" style:parent-style-name="Heading_20_3">
      <style:paragraph-properties fo:margin-left="0.9846in" fo:margin-right="0in" fo:text-indent="0in" style:auto-text-indent="false"/>
      <style:text-properties officeooo:rsid="00320207" officeooo:paragraph-rsid="00320207"/>
    </style:style>
    <style:style style:name="P155" style:family="paragraph" style:parent-style-name="Heading_20_3">
      <style:paragraph-properties fo:margin-left="0.9846in" fo:margin-right="0in" fo:text-indent="0in" style:auto-text-indent="false"/>
      <style:text-properties officeooo:rsid="01c799f1" officeooo:paragraph-rsid="01c799f1"/>
    </style:style>
    <style:style style:name="P156" style:family="paragraph" style:parent-style-name="Heading_20_3">
      <style:paragraph-properties fo:margin-left="0.9846in" fo:margin-right="0in" fo:text-indent="0in" style:auto-text-indent="false"/>
      <style:text-properties officeooo:rsid="002d3872" officeooo:paragraph-rsid="002d3872"/>
    </style:style>
    <style:style style:name="P157" style:family="paragraph" style:parent-style-name="Heading_20_3">
      <style:paragraph-properties fo:margin-left="0.9846in" fo:margin-right="0in" fo:text-indent="0in" style:auto-text-indent="false"/>
      <style:text-properties officeooo:rsid="01e66e6b" officeooo:paragraph-rsid="01e66e6b"/>
    </style:style>
    <style:style style:name="P158" style:family="paragraph" style:parent-style-name="Heading_20_3">
      <style:paragraph-properties fo:margin-left="0.9846in" fo:margin-right="0in" fo:text-indent="0in" style:auto-text-indent="false"/>
      <style:text-properties officeooo:rsid="006bf545" officeooo:paragraph-rsid="006bf545"/>
    </style:style>
    <style:style style:name="P159" style:family="paragraph" style:parent-style-name="Heading_20_3">
      <style:paragraph-properties fo:margin-left="0.9846in" fo:margin-right="0in" fo:text-indent="0in" style:auto-text-indent="false"/>
      <style:text-properties officeooo:rsid="00717887" officeooo:paragraph-rsid="00717887"/>
    </style:style>
    <style:style style:name="P160" style:family="paragraph" style:parent-style-name="Heading_20_3">
      <style:paragraph-properties fo:margin-left="0.9846in" fo:margin-right="0in" fo:text-indent="0in" style:auto-text-indent="false"/>
      <style:text-properties officeooo:rsid="013b9846" officeooo:paragraph-rsid="013b9846"/>
    </style:style>
    <style:style style:name="P161" style:family="paragraph" style:parent-style-name="Heading_20_3">
      <style:paragraph-properties fo:margin-left="0.9846in" fo:margin-right="0in" fo:text-indent="0in" style:auto-text-indent="false"/>
      <style:text-properties officeooo:rsid="00742cfa" officeooo:paragraph-rsid="00742cfa"/>
    </style:style>
    <style:style style:name="P162" style:family="paragraph" style:parent-style-name="Heading_20_3">
      <style:paragraph-properties fo:margin-left="0.9846in" fo:margin-right="0in" fo:text-indent="0in" style:auto-text-indent="false"/>
      <style:text-properties officeooo:rsid="010ff332" officeooo:paragraph-rsid="010ff332"/>
    </style:style>
    <style:style style:name="P163" style:family="paragraph" style:parent-style-name="Heading_20_3">
      <style:paragraph-properties fo:margin-left="0.9846in" fo:margin-right="0in" fo:text-indent="0in" style:auto-text-indent="false"/>
      <style:text-properties officeooo:rsid="01982a9c" officeooo:paragraph-rsid="01982a9c"/>
    </style:style>
    <style:style style:name="P164" style:family="paragraph" style:parent-style-name="Heading_20_3">
      <style:paragraph-properties fo:margin-left="0.9846in" fo:margin-right="0in" fo:text-indent="0in" style:auto-text-indent="false"/>
      <style:text-properties officeooo:rsid="00724882" officeooo:paragraph-rsid="00724882"/>
    </style:style>
    <style:style style:name="P165" style:family="paragraph" style:parent-style-name="Heading_20_4">
      <style:paragraph-properties fo:margin-left="1.4772in" fo:margin-right="0in" fo:text-indent="0in" style:auto-text-indent="false"/>
    </style:style>
    <style:style style:name="P166" style:family="paragraph" style:parent-style-name="Heading_20_4">
      <style:paragraph-properties fo:margin-left="1.4772in" fo:margin-right="0in" fo:text-indent="0in" style:auto-text-indent="false"/>
      <style:text-properties officeooo:rsid="0126186b" officeooo:paragraph-rsid="0126186b"/>
    </style:style>
    <style:style style:name="P167" style:family="paragraph" style:parent-style-name="Text_20_body" style:list-style-name="">
      <style:text-properties officeooo:rsid="012af74d" officeooo:paragraph-rsid="012af74d"/>
    </style:style>
    <style:style style:name="P168" style:family="paragraph" style:parent-style-name="Text_20_body" style:list-style-name="L1">
      <style:text-properties officeooo:paragraph-rsid="01e6d222"/>
    </style:style>
    <style:style style:name="P169" style:family="paragraph" style:parent-style-name="Text_20_body" style:list-style-name="L1">
      <style:text-properties officeooo:rsid="00b9560c" officeooo:paragraph-rsid="00b9560c"/>
    </style:style>
    <style:style style:name="P170" style:family="paragraph" style:parent-style-name="Text_20_body" style:list-style-name="L1">
      <style:text-properties officeooo:rsid="01163eba" officeooo:paragraph-rsid="01163eba"/>
    </style:style>
    <style:style style:name="P171" style:family="paragraph" style:parent-style-name="Text_20_body" style:list-style-name="L1">
      <style:text-properties officeooo:rsid="00bece0d" officeooo:paragraph-rsid="00bece0d"/>
    </style:style>
    <style:style style:name="P172" style:family="paragraph" style:parent-style-name="Text_20_body" style:list-style-name="L1">
      <style:text-properties officeooo:rsid="010d8f56" officeooo:paragraph-rsid="010d8f56"/>
    </style:style>
    <style:style style:name="P173" style:family="paragraph" style:parent-style-name="Text_20_body" style:list-style-name="L1">
      <style:text-properties officeooo:rsid="014b17bb" officeooo:paragraph-rsid="014b17bb"/>
    </style:style>
    <style:style style:name="P174" style:family="paragraph" style:parent-style-name="Text_20_body" style:list-style-name="L1">
      <style:text-properties officeooo:rsid="00ba2eb5" officeooo:paragraph-rsid="00ba2eb5"/>
    </style:style>
    <style:style style:name="P175" style:family="paragraph" style:parent-style-name="Text_20_body" style:list-style-name="L1">
      <style:text-properties officeooo:rsid="014d9c01" officeooo:paragraph-rsid="014d9c01"/>
    </style:style>
    <style:style style:name="P176" style:family="paragraph" style:parent-style-name="Text_20_body" style:list-style-name="L1">
      <style:text-properties officeooo:rsid="015e47dc" officeooo:paragraph-rsid="015e47dc"/>
    </style:style>
    <style:style style:name="P177" style:family="paragraph" style:parent-style-name="Text_20_body" style:list-style-name="L1">
      <style:text-properties officeooo:rsid="01930794" officeooo:paragraph-rsid="01930794"/>
    </style:style>
    <style:style style:name="P178" style:family="paragraph" style:parent-style-name="Text_20_body" style:list-style-name="L1">
      <style:text-properties officeooo:rsid="005a8087" officeooo:paragraph-rsid="00b75b3f"/>
    </style:style>
    <style:style style:name="P179" style:family="paragraph" style:parent-style-name="Text_20_body" style:list-style-name="L1">
      <style:text-properties officeooo:rsid="00bb4c02" officeooo:paragraph-rsid="00bb4c02"/>
    </style:style>
    <style:style style:name="P180" style:family="paragraph" style:parent-style-name="Text_20_body" style:list-style-name="L2">
      <style:text-properties officeooo:rsid="013d837d" officeooo:paragraph-rsid="013d837d"/>
    </style:style>
    <style:style style:name="P181" style:family="paragraph" style:parent-style-name="Text_20_body" style:list-style-name="L2">
      <style:text-properties officeooo:rsid="002d361f" officeooo:paragraph-rsid="002d361f"/>
    </style:style>
    <style:style style:name="P182" style:family="paragraph" style:parent-style-name="Text_20_body" style:list-style-name="L3">
      <style:text-properties officeooo:rsid="002d361f" officeooo:paragraph-rsid="002d361f"/>
    </style:style>
    <style:style style:name="P183" style:family="paragraph" style:parent-style-name="Text_20_body" style:list-style-name="L2">
      <style:text-properties officeooo:rsid="00dfb226" officeooo:paragraph-rsid="00dfb226"/>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62964"/>
    </style:style>
    <style:style style:name="T48" style:family="text">
      <style:text-properties officeooo:rsid="00d7382b"/>
    </style:style>
    <style:style style:name="T49" style:family="text">
      <style:text-properties officeooo:rsid="00d92c82"/>
    </style:style>
    <style:style style:name="T50" style:family="text">
      <style:text-properties officeooo:rsid="00db09c0"/>
    </style:style>
    <style:style style:name="T51" style:family="text">
      <style:text-properties officeooo:rsid="00dd0073"/>
    </style:style>
    <style:style style:name="T52" style:family="text">
      <style:text-properties officeooo:rsid="00de2471"/>
    </style:style>
    <style:style style:name="T53" style:family="text">
      <style:text-properties officeooo:rsid="00e56592"/>
    </style:style>
    <style:style style:name="T54" style:family="text">
      <style:text-properties officeooo:rsid="00e73a13"/>
    </style:style>
    <style:style style:name="T55" style:family="text">
      <style:text-properties officeooo:rsid="00e7a749"/>
    </style:style>
    <style:style style:name="T56" style:family="text">
      <style:text-properties officeooo:rsid="00e95e3a"/>
    </style:style>
    <style:style style:name="T57" style:family="text">
      <style:text-properties officeooo:rsid="00ea9dc3"/>
    </style:style>
    <style:style style:name="T58" style:family="text">
      <style:text-properties officeooo:rsid="00ec9536"/>
    </style:style>
    <style:style style:name="T59" style:family="text">
      <style:text-properties officeooo:rsid="00f6fe01"/>
    </style:style>
    <style:style style:name="T60" style:family="text">
      <style:text-properties officeooo:rsid="00fa2b5c"/>
    </style:style>
    <style:style style:name="T61" style:family="text">
      <style:text-properties officeooo:rsid="00ff5526"/>
    </style:style>
    <style:style style:name="T62" style:family="text">
      <style:text-properties officeooo:rsid="01054ee3"/>
    </style:style>
    <style:style style:name="T63" style:family="text">
      <style:text-properties officeooo:rsid="0106ccc3"/>
    </style:style>
    <style:style style:name="T64" style:family="text">
      <style:text-properties officeooo:rsid="01086098"/>
    </style:style>
    <style:style style:name="T65" style:family="text">
      <style:text-properties officeooo:rsid="010b816f"/>
    </style:style>
    <style:style style:name="T66" style:family="text">
      <style:text-properties officeooo:rsid="010b9702"/>
    </style:style>
    <style:style style:name="T67" style:family="text">
      <style:text-properties officeooo:rsid="0111984d"/>
    </style:style>
    <style:style style:name="T68" style:family="text">
      <style:text-properties officeooo:rsid="01163eba"/>
    </style:style>
    <style:style style:name="T69" style:family="text">
      <style:text-properties officeooo:rsid="011d5a6b"/>
    </style:style>
    <style:style style:name="T70" style:family="text">
      <style:text-properties officeooo:rsid="012fe1ec"/>
    </style:style>
    <style:style style:name="T71" style:family="text">
      <style:text-properties officeooo:rsid="01317b73"/>
    </style:style>
    <style:style style:name="T72" style:family="text">
      <style:text-properties officeooo:rsid="01321082"/>
    </style:style>
    <style:style style:name="T73" style:family="text">
      <style:text-properties officeooo:rsid="01338e6d"/>
    </style:style>
    <style:style style:name="T74" style:family="text">
      <style:text-properties officeooo:rsid="01367bef"/>
    </style:style>
    <style:style style:name="T75" style:family="text">
      <style:text-properties officeooo:rsid="013ec2f7"/>
    </style:style>
    <style:style style:name="T76" style:family="text">
      <style:text-properties officeooo:rsid="0140797f"/>
    </style:style>
    <style:style style:name="T77" style:family="text">
      <style:text-properties officeooo:rsid="01415430"/>
    </style:style>
    <style:style style:name="T78" style:family="text">
      <style:text-properties officeooo:rsid="0142dea4"/>
    </style:style>
    <style:style style:name="T79" style:family="text">
      <style:text-properties officeooo:rsid="01442806"/>
    </style:style>
    <style:style style:name="T80" style:family="text">
      <style:text-properties officeooo:rsid="01452419"/>
    </style:style>
    <style:style style:name="T81" style:family="text">
      <style:text-properties officeooo:rsid="01459be2"/>
    </style:style>
    <style:style style:name="T82" style:family="text">
      <style:text-properties officeooo:rsid="0147c626"/>
    </style:style>
    <style:style style:name="T83" style:family="text">
      <style:text-properties officeooo:rsid="014ba789"/>
    </style:style>
    <style:style style:name="T84" style:family="text">
      <style:text-properties officeooo:rsid="014c5bb5"/>
    </style:style>
    <style:style style:name="T85" style:family="text">
      <style:text-properties officeooo:rsid="014d05f0"/>
    </style:style>
    <style:style style:name="T86" style:family="text">
      <style:text-properties officeooo:rsid="014e5220"/>
    </style:style>
    <style:style style:name="T87" style:family="text">
      <style:text-properties officeooo:rsid="01550fb6"/>
    </style:style>
    <style:style style:name="T88" style:family="text">
      <style:text-properties officeooo:rsid="015cb9d9"/>
    </style:style>
    <style:style style:name="T89" style:family="text">
      <style:text-properties officeooo:rsid="0163560e"/>
    </style:style>
    <style:style style:name="T90" style:family="text">
      <style:text-properties officeooo:rsid="017223d1"/>
    </style:style>
    <style:style style:name="T91" style:family="text">
      <style:text-properties officeooo:rsid="0179191d"/>
    </style:style>
    <style:style style:name="T92" style:family="text">
      <style:text-properties officeooo:rsid="017dda2d"/>
    </style:style>
    <style:style style:name="T93" style:family="text">
      <style:text-properties officeooo:rsid="0183d5ab"/>
    </style:style>
    <style:style style:name="T94" style:family="text">
      <style:text-properties officeooo:rsid="0185e26e"/>
    </style:style>
    <style:style style:name="T95" style:family="text">
      <style:text-properties officeooo:rsid="018d58dc"/>
    </style:style>
    <style:style style:name="T96" style:family="text">
      <style:text-properties officeooo:rsid="018de10b"/>
    </style:style>
    <style:style style:name="T97" style:family="text">
      <style:text-properties officeooo:rsid="01906668"/>
    </style:style>
    <style:style style:name="T98" style:family="text">
      <style:text-properties officeooo:rsid="01910860"/>
    </style:style>
    <style:style style:name="T99" style:family="text">
      <style:text-properties fo:color="#000000" loext:opacity="100%" style:font-name="Liberation Serif" fo:background-color="#ffffff" loext:char-shading-value="0"/>
    </style:style>
    <style:style style:name="T100" style:family="text">
      <style:text-properties officeooo:rsid="01a8381c"/>
    </style:style>
    <style:style style:name="T101" style:family="text">
      <style:text-properties officeooo:rsid="01a93985"/>
    </style:style>
    <style:style style:name="T102" style:family="text">
      <style:text-properties officeooo:rsid="01af2542"/>
    </style:style>
    <style:style style:name="T103" style:family="text">
      <style:text-properties officeooo:rsid="01afc91b"/>
    </style:style>
    <style:style style:name="T104" style:family="text">
      <style:text-properties officeooo:rsid="01bd472f"/>
    </style:style>
    <style:style style:name="T105" style:family="text">
      <style:text-properties officeooo:rsid="01c6f115"/>
    </style:style>
    <style:style style:name="T106" style:family="text">
      <style:text-properties officeooo:rsid="01c93420"/>
    </style:style>
    <style:style style:name="T107" style:family="text">
      <style:text-properties officeooo:rsid="01c955cf"/>
    </style:style>
    <style:style style:name="T108" style:family="text">
      <style:text-properties officeooo:rsid="01ccded4"/>
    </style:style>
    <style:style style:name="T109" style:family="text">
      <style:text-properties officeooo:rsid="01e13ec3"/>
    </style:style>
    <style:style style:name="T110" style:family="text">
      <style:text-properties officeooo:rsid="000e52b3"/>
    </style:style>
    <style:style style:name="T111" style:family="text">
      <style:text-properties officeooo:rsid="01e6d222"/>
    </style:style>
    <style:style style:name="T112" style:family="text">
      <style:text-properties officeooo:rsid="01e79a04"/>
    </style:style>
    <style:style style:name="T113" style:family="text">
      <style:text-properties officeooo:rsid="01e8a644"/>
    </style:style>
    <style:style style:name="T114" style:family="text">
      <style:text-properties officeooo:rsid="01f1b238"/>
    </style:style>
    <style:style style:name="T115" style:family="text">
      <style:text-properties officeooo:rsid="00c72a8c"/>
    </style:style>
    <style:style style:name="T116" style:family="text">
      <style:text-properties officeooo:rsid="01f287c5"/>
    </style:style>
    <style:style style:name="T117" style:family="text">
      <style:text-properties officeooo:rsid="01f7464e"/>
    </style:style>
    <style:style style:name="T118" style:family="text">
      <style:text-properties officeooo:rsid="01f84627"/>
    </style:style>
    <style:style style:name="T119" style:family="text">
      <style:text-properties officeooo:rsid="01f85182"/>
    </style:style>
    <style:style style:name="T120" style:family="text">
      <style:text-properties officeooo:rsid="01fcbc67"/>
    </style:style>
    <style:style style:name="T121" style:family="text">
      <style:text-properties officeooo:rsid="0016eb8b"/>
    </style:style>
    <style:style style:name="T122" style:family="text">
      <style:text-properties style:font-name="Liberation Sans" fo:font-size="18pt" officeooo:rsid="01ff53aa" style:font-name-asian="WenQuanYi Micro Hei" style:font-size-asian="18pt" style:font-name-complex="Lohit Devanagari1" style:font-size-complex="18pt"/>
    </style:style>
    <style:style style:name="T123" style:family="text">
      <style:text-properties style:font-name="Liberation Sans" fo:font-size="18pt" officeooo:rsid="02037a77" style:font-name-asian="WenQuanYi Micro Hei" style:font-size-asian="18pt" style:font-name-complex="Lohit Devanagari1" style:font-size-complex="18pt"/>
    </style:style>
    <style:style style:name="T124" style:family="text">
      <style:text-properties style:font-name="Liberation Sans" fo:font-size="18pt" officeooo:rsid="0204162c" style:font-name-asian="WenQuanYi Micro Hei" style:font-size-asian="18pt" style:font-name-complex="Lohit Devanagari1" style:font-size-complex="18pt"/>
    </style:style>
    <style:style style:name="T125" style:family="text">
      <style:text-properties officeooo:rsid="01ff53aa"/>
    </style:style>
    <style:style style:name="T126" style:family="text">
      <style:text-properties officeooo:rsid="02037a7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2"><draw:frame draw:style-name="fr2" draw:name="Image14" text:anchor-type="paragraph" svg:x="0.0937in" svg:y="-0.0528in" svg:width="2.0134in" svg:height="2.0134in" draw:z-index="0"><draw:image xlink:href="Pictures/100000010000009100000091DDE020E46B73D380.png" xlink:type="simple" xlink:show="embed" xlink:actuate="onLoad" draw:mime-type="image/png"/></draw:frame>Dooble</text:p>
      <text:p text:style-name="P93">A Web Browser</text:p>
      <text:p text:style-name="P94"><text:span text:style-name="T121">Version 202</text:span><text:span text:style-name="T125">2</text:span><text:span text:style-name="T121">.</text:span><text:span text:style-name="T124">10</text:span><text:span text:style-name="T116">.</text:span><text:span text:style-name="T126">15</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5">Table of Contents</text:p>
          </text:index-title>
          <text:p text:style-name="P96"><text:a xlink:type="simple" xlink:href="#__RefHeading___Toc105_989239493" text:style-name="Index_20_Link" text:visited-style-name="Index_20_Link">Introduction<text:tab/>4</text:a></text:p>
          <text:p text:style-name="P96"><text:a xlink:type="simple" xlink:href="#__RefHeading___Toc1113_468715888" text:style-name="Index_20_Link" text:visited-style-name="Index_20_Link">AES Implementation<text:tab/>5</text:a></text:p>
          <text:p text:style-name="P96"><text:a xlink:type="simple" xlink:href="#__RefHeading___Toc2293_938157555" text:style-name="Index_20_Link" text:visited-style-name="Index_20_Link">Accepted / Blocked Domains<text:tab/>6</text:a></text:p>
          <text:p text:style-name="P97"><text:a xlink:type="simple" xlink:href="#__RefHeading___Toc826_1508254940" text:style-name="Index_20_Link" text:visited-style-name="Index_20_Link">Accept Mode<text:tab/>6</text:a></text:p>
          <text:p text:style-name="P97"><text:a xlink:type="simple" xlink:href="#__RefHeading___Toc828_1508254940" text:style-name="Index_20_Link" text:visited-style-name="Index_20_Link">Block Mode<text:tab/>6</text:a></text:p>
          <text:p text:style-name="P97"><text:a xlink:type="simple" xlink:href="#__RefHeading___Toc1588_1788711111" text:style-name="Index_20_Link" text:visited-style-name="Index_20_Link">Third-Party Session Rejections<text:tab/>6</text:a></text:p>
          <text:p text:style-name="P96"><text:a xlink:type="simple" xlink:href="#__RefHeading___Toc834_1508254940" text:style-name="Index_20_Link" text:visited-style-name="Index_20_Link">Address Widget<text:tab/>7</text:a></text:p>
          <text:p text:style-name="P96"><text:a xlink:type="simple" xlink:href="#__RefHeading___Toc1362_2185302612" text:style-name="Index_20_Link" text:visited-style-name="Index_20_Link">Application Locking<text:tab/>8</text:a></text:p>
          <text:p text:style-name="P96"><text:a xlink:type="simple" xlink:href="#__RefHeading___Toc411_938157555" text:style-name="Index_20_Link" text:visited-style-name="Index_20_Link">Certificate Exceptions<text:tab/>9</text:a></text:p>
          <text:p text:style-name="P96"><text:a xlink:type="simple" xlink:href="#__RefHeading___Toc373_1594680094" text:style-name="Index_20_Link" text:visited-style-name="Index_20_Link">Clear Items<text:tab/>11</text:a></text:p>
          <text:p text:style-name="P96"><text:a xlink:type="simple" xlink:href="#__RefHeading___Toc1186_50453450" text:style-name="Index_20_Link" text:visited-style-name="Index_20_Link">Command-Line Options<text:tab/>12</text:a></text:p>
          <text:p text:style-name="P96"><text:a xlink:type="simple" xlink:href="#__RefHeading___Toc413_938157555" text:style-name="Index_20_Link" text:visited-style-name="Index_20_Link">Cookies<text:tab/>13</text:a></text:p>
          <text:p text:style-name="P97"><text:a xlink:type="simple" xlink:href="#__RefHeading___Toc415_938157555" text:style-name="Index_20_Link" text:visited-style-name="Index_20_Link">Domain Filter<text:tab/>13</text:a></text:p>
          <text:p text:style-name="P97"><text:a xlink:type="simple" xlink:href="#__RefHeading___Toc417_938157555" text:style-name="Index_20_Link" text:visited-style-name="Index_20_Link">Purge Periodically<text:tab/>13</text:a></text:p>
          <text:p text:style-name="P96"><text:a xlink:type="simple" xlink:href="#__RefHeading___Toc1268_1551959347" text:style-name="Index_20_Link" text:visited-style-name="Index_20_Link">Debian<text:tab/>14</text:a></text:p>
          <text:p text:style-name="P96"><text:a xlink:type="simple" xlink:href="#__RefHeading___Toc442_938157555" text:style-name="Index_20_Link" text:visited-style-name="Index_20_Link">Downloads<text:tab/>15</text:a></text:p>
          <text:p text:style-name="P96"><text:a xlink:type="simple" xlink:href="#__RefHeading___Toc430_938157555" text:style-name="Index_20_Link" text:visited-style-name="Index_20_Link">Favorites<text:tab/>16</text:a></text:p>
          <text:p text:style-name="P96"><text:a xlink:type="simple" xlink:href="#__RefHeading___Toc24_1852866977" text:style-name="Index_20_Link" text:visited-style-name="Index_20_Link">File Menus<text:tab/>17</text:a></text:p>
          <text:p text:style-name="P97"><text:a xlink:type="simple" xlink:href="#__RefHeading___Toc27_1852866977" text:style-name="Index_20_Link" text:visited-style-name="Index_20_Link">File<text:tab/>17</text:a></text:p>
          <text:p text:style-name="P98"><text:a xlink:type="simple" xlink:href="#__RefHeading___Toc29_1852866977" text:style-name="Index_20_Link" text:visited-style-name="Index_20_Link">Authenticate<text:tab/>17</text:a></text:p>
          <text:p text:style-name="P98"><text:a xlink:type="simple" xlink:href="#__RefHeading___Toc31_1852866977" text:style-name="Index_20_Link" text:visited-style-name="Index_20_Link">New Private Window<text:tab/>17</text:a></text:p>
          <text:p text:style-name="P98"><text:a xlink:type="simple" xlink:href="#__RefHeading___Toc33_1852866977" text:style-name="Index_20_Link" text:visited-style-name="Index_20_Link">New Tab<text:tab/>17</text:a></text:p>
          <text:p text:style-name="P98"><text:a xlink:type="simple" xlink:href="#__RefHeading___Toc35_1852866977" text:style-name="Index_20_Link" text:visited-style-name="Index_20_Link">New Window<text:tab/>17</text:a></text:p>
          <text:p text:style-name="P98"><text:a xlink:type="simple" xlink:href="#__RefHeading___Toc37_1852866977" text:style-name="Index_20_Link" text:visited-style-name="Index_20_Link">Close Tab<text:tab/>17</text:a></text:p>
          <text:p text:style-name="P98"><text:a xlink:type="simple" xlink:href="#__RefHeading___Toc1630_3695771984" text:style-name="Index_20_Link" text:visited-style-name="Index_20_Link">Open URL<text:tab/>17</text:a></text:p>
          <text:p text:style-name="P98"><text:a xlink:type="simple" xlink:href="#__RefHeading___Toc1632_3695771984" text:style-name="Index_20_Link" text:visited-style-name="Index_20_Link">Save<text:tab/>17</text:a></text:p>
          <text:p text:style-name="P98"><text:a xlink:type="simple" xlink:href="#__RefHeading___Toc367_1594680094" text:style-name="Index_20_Link" text:visited-style-name="Index_20_Link">Print<text:tab/>18</text:a></text:p>
          <text:p text:style-name="P98"><text:a xlink:type="simple" xlink:href="#__RefHeading___Toc369_1594680094" text:style-name="Index_20_Link" text:visited-style-name="Index_20_Link">Print Preview<text:tab/>18</text:a></text:p>
          <text:p text:style-name="P98"><text:a xlink:type="simple" xlink:href="#__RefHeading___Toc39_1852866977" text:style-name="Index_20_Link" text:visited-style-name="Index_20_Link">Exit Dooble<text:tab/>18</text:a></text:p>
          <text:p text:style-name="P97"><text:a xlink:type="simple" xlink:href="#__RefHeading___Toc6182_1852866977" text:style-name="Index_20_Link" text:visited-style-name="Index_20_Link">Edit<text:tab/>18</text:a></text:p>
          <text:p text:style-name="P98"><text:a xlink:type="simple" xlink:href="#__RefHeading___Toc6184_1852866977" text:style-name="Index_20_Link" text:visited-style-name="Index_20_Link">Clear Items<text:tab/>18</text:a></text:p>
          <text:p text:style-name="P98"><text:a xlink:type="simple" xlink:href="#__RefHeading__973_1786344497" text:style-name="Index_20_Link" text:visited-style-name="Index_20_Link">Clear Visited Links<text:tab/>18</text:a></text:p>
          <text:p text:style-name="P98"><text:a xlink:type="simple" xlink:href="#__RefHeading___Toc371_1594680094" text:style-name="Index_20_Link" text:visited-style-name="Index_20_Link">Find<text:tab/>18</text:a></text:p>
          <text:p text:style-name="P98"><text:a xlink:type="simple" xlink:href="#__RefHeading___Toc6186_1852866977" text:style-name="Index_20_Link" text:visited-style-name="Index_20_Link">Settings<text:tab/>18</text:a></text:p>
          <text:p text:style-name="P98"><text:a xlink:type="simple" xlink:href="#__RefHeading___Toc1634_3695771984" text:style-name="Index_20_Link" text:visited-style-name="Index_20_Link">Vacuum Databases<text:tab/>18</text:a></text:p>
          <text:p text:style-name="P97"><text:a xlink:type="simple" xlink:href="#__RefHeading___Toc185_697823169" text:style-name="Index_20_Link" text:visited-style-name="Index_20_Link">Tools<text:tab/>18</text:a></text:p>
          <text:p text:style-name="P98"><text:a xlink:type="simple" xlink:href="#__RefHeading___Toc187_697823169" text:style-name="Index_20_Link" text:visited-style-name="Index_20_Link">Accepted / Blocked Domains<text:tab/>18</text:a></text:p>
          <text:p text:style-name="P98"><text:a xlink:type="simple" xlink:href="#__RefHeading___Toc189_697823169" text:style-name="Index_20_Link" text:visited-style-name="Index_20_Link">Certificate Exceptions<text:tab/>18</text:a></text:p>
          <text:p text:style-name="P98"><text:a xlink:type="simple" xlink:href="#__RefHeading___Toc1636_3695771984" text:style-name="Index_20_Link" text:visited-style-name="Index_20_Link">Charts<text:tab/>18</text:a></text:p>
          <text:p text:style-name="P98"><text:a xlink:type="simple" xlink:href="#__RefHeading___Toc191_697823169" text:style-name="Index_20_Link" text:visited-style-name="Index_20_Link">Cookies<text:tab/>19</text:a></text:p>
          <text:p text:style-name="P98"><text:a xlink:type="simple" xlink:href="#__RefHeading___Toc193_697823169" text:style-name="Index_20_Link" text:visited-style-name="Index_20_Link">Downloads<text:tab/>19</text:a></text:p>
          <text:p text:style-name="P98"><text:a xlink:type="simple" xlink:href="#__RefHeading___Toc195_697823169" text:style-name="Index_20_Link" text:visited-style-name="Index_20_Link">Favorites<text:tab/>19</text:a></text:p>
          <text:p text:style-name="P98"><text:a xlink:type="simple" xlink:href="#__RefHeading___Toc1590_1788711111" text:style-name="Index_20_Link" text:visited-style-name="Index_20_Link">Floating Digital Clock<text:tab/>19</text:a></text:p>
          <text:p text:style-name="P98"><text:a xlink:type="simple" xlink:href="#__RefHeading___Toc197_697823169" text:style-name="Index_20_Link" text:visited-style-name="Index_20_Link">History<text:tab/>19</text:a></text:p>
          <text:p text:style-name="P98"><text:soft-page-break/><text:a xlink:type="simple" xlink:href="#__RefHeading___Toc1472_2730546406" text:style-name="Index_20_Link" text:visited-style-name="Index_20_Link">Inject Custom Style Sheet<text:tab/>19</text:a></text:p>
          <text:p text:style-name="P98"><text:a xlink:type="simple" xlink:href="#__RefHeading___Toc1592_1788711111" text:style-name="Index_20_Link" text:visited-style-name="Index_20_Link">Search Engines<text:tab/>19</text:a></text:p>
          <text:p text:style-name="P97"><text:a xlink:type="simple" xlink:href="#__RefHeading___Toc209_697823169" text:style-name="Index_20_Link" text:visited-style-name="Index_20_Link">View<text:tab/>19</text:a></text:p>
          <text:p text:style-name="P98"><text:a xlink:type="simple" xlink:href="#__RefHeading___Toc211_697823169" text:style-name="Index_20_Link" text:visited-style-name="Index_20_Link">Show Full Screen<text:tab/>19</text:a></text:p>
          <text:p text:style-name="P98"><text:a xlink:type="simple" xlink:href="#__RefHeading___Toc213_697823169" text:style-name="Index_20_Link" text:visited-style-name="Index_20_Link">Show Status Bar<text:tab/>19</text:a></text:p>
          <text:p text:style-name="P97"><text:a xlink:type="simple" xlink:href="#__RefHeading___Toc1594_1788711111" text:style-name="Index_20_Link" text:visited-style-name="Index_20_Link">History<text:tab/>19</text:a></text:p>
          <text:p text:style-name="P98"><text:a xlink:type="simple" xlink:href="#__RefHeading___Toc1596_1788711111" text:style-name="Index_20_Link" text:visited-style-name="Index_20_Link">Clear History<text:tab/>19</text:a></text:p>
          <text:p text:style-name="P98"><text:a xlink:type="simple" xlink:href="#__RefHeading___Toc1598_1788711111" text:style-name="Index_20_Link" text:visited-style-name="Index_20_Link">History<text:tab/>20</text:a></text:p>
          <text:p text:style-name="P97"><text:a xlink:type="simple" xlink:href="#__RefHeading___Toc201_697823169" text:style-name="Index_20_Link" text:visited-style-name="Index_20_Link">Help<text:tab/>20</text:a></text:p>
          <text:p text:style-name="P98"><text:a xlink:type="simple" xlink:href="#__RefHeading___Toc203_697823169" text:style-name="Index_20_Link" text:visited-style-name="Index_20_Link">About<text:tab/>20</text:a></text:p>
          <text:p text:style-name="P98"><text:a xlink:type="simple" xlink:href="#__RefHeading___Toc205_697823169" text:style-name="Index_20_Link" text:visited-style-name="Index_20_Link">Documentation<text:tab/>20</text:a></text:p>
          <text:p text:style-name="P98"><text:a xlink:type="simple" xlink:href="#__RefHeading___Toc1638_3695771984" text:style-name="Index_20_Link" text:visited-style-name="Index_20_Link">Release Notes<text:tab/>20</text:a></text:p>
          <text:p text:style-name="P96"><text:a xlink:type="simple" xlink:href="#__RefHeading___Toc440_938157555" text:style-name="Index_20_Link" text:visited-style-name="Index_20_Link">History<text:tab/>21</text:a></text:p>
          <text:p text:style-name="P96"><text:a xlink:type="simple" xlink:href="#__RefHeading___Toc830_1508254940" text:style-name="Index_20_Link" text:visited-style-name="Index_20_Link">Performance and Security Considerations<text:tab/>22</text:a></text:p>
          <text:p text:style-name="P96"><text:a xlink:type="simple" xlink:href="#__RefHeading___Toc6188_1852866977" text:style-name="Index_20_Link" text:visited-style-name="Index_20_Link">Private Windows<text:tab/>23</text:a></text:p>
          <text:p text:style-name="P96"><text:a xlink:type="simple" xlink:href="#__RefHeading___Toc2289_938157555" text:style-name="Index_20_Link" text:visited-style-name="Index_20_Link">Settings<text:tab/>24</text:a></text:p>
          <text:p text:style-name="P97"><text:a xlink:type="simple" xlink:href="#__RefHeading___Toc2295_938157555" text:style-name="Index_20_Link" text:visited-style-name="Index_20_Link">Display<text:tab/>24</text:a></text:p>
          <text:p text:style-name="P98"><text:a xlink:type="simple" xlink:href="#__RefHeading___Toc2297_938157555" text:style-name="Index_20_Link" text:visited-style-name="Index_20_Link">Pin Windows<text:tab/>24</text:a></text:p>
          <text:p text:style-name="P97"><text:a xlink:type="simple" xlink:href="#__RefHeading___Toc754_2100158958" text:style-name="Index_20_Link" text:visited-style-name="Index_20_Link">History<text:tab/>24</text:a></text:p>
          <text:p text:style-name="P97"><text:a xlink:type="simple" xlink:href="#__RefHeading___Toc2304_938157555" text:style-name="Index_20_Link" text:visited-style-name="Index_20_Link">Privacy<text:tab/>24</text:a></text:p>
          <text:p text:style-name="P98"><text:a xlink:type="simple" xlink:href="#__RefHeading___Toc2306_938157555" text:style-name="Index_20_Link" text:visited-style-name="Index_20_Link">Credentials<text:tab/>24</text:a></text:p>
          <text:p text:style-name="P99"><text:a xlink:type="simple" xlink:href="#__RefHeading___Toc1103_1039091041" text:style-name="Index_20_Link" text:visited-style-name="Index_20_Link">Disabled<text:tab/>24</text:a></text:p>
          <text:p text:style-name="P99"><text:a xlink:type="simple" xlink:href="#__RefHeading___Toc1105_1039091041" text:style-name="Index_20_Link" text:visited-style-name="Index_20_Link">Enabled with a Password<text:tab/>24</text:a></text:p>
          <text:p text:style-name="P99"><text:a xlink:type="simple" xlink:href="#__RefHeading___Toc1107_1039091041" text:style-name="Index_20_Link" text:visited-style-name="Index_20_Link">Enabled without a Password<text:tab/>24</text:a></text:p>
          <text:p text:style-name="P98"><text:a xlink:type="simple" xlink:href="#__RefHeading___Toc1144_1823429614" text:style-name="Index_20_Link" text:visited-style-name="Index_20_Link">UTC Time Zone<text:tab/>25</text:a></text:p>
          <text:p text:style-name="P97"><text:a xlink:type="simple" xlink:href="#__RefHeading___Toc2308_938157555" text:style-name="Index_20_Link" text:visited-style-name="Index_20_Link">Web<text:tab/>25</text:a></text:p>
          <text:p text:style-name="P98"><text:a xlink:type="simple" xlink:href="#__RefHeading___Toc2310_938157555" text:style-name="Index_20_Link" text:visited-style-name="Index_20_Link">Local Storage<text:tab/>25</text:a></text:p>
          <text:p text:style-name="P98"><text:a xlink:type="simple" xlink:href="#__RefHeading___Toc2048_1464008250" text:style-name="Index_20_Link" text:visited-style-name="Index_20_Link">User Agent<text:tab/>25</text:a></text:p>
          <text:p text:style-name="P98"><text:a xlink:type="simple" xlink:href="#__RefHeading___Toc1346_470128986" text:style-name="Index_20_Link" text:visited-style-name="Index_20_Link">WebRTC Public Interfaces Only<text:tab/>25</text:a></text:p>
          <text:p text:style-name="P98"><text:a xlink:type="simple" xlink:href="#__RefHeading___Toc2312_938157555" text:style-name="Index_20_Link" text:visited-style-name="Index_20_Link">XSS Auditing<text:tab/>25</text:a></text:p>
          <text:p text:style-name="P96"><text:a xlink:type="simple" xlink:href="#__RefHeading___Toc422_938157555" text:style-name="Index_20_Link" text:visited-style-name="Index_20_Link">Sources of Randomness<text:tab/>26</text:a></text:p>
          <text:p text:style-name="P97"><text:a xlink:type="simple" xlink:href="#__RefHeading___Toc424_938157555" text:style-name="Index_20_Link" text:visited-style-name="Index_20_Link">BSD<text:tab/>26</text:a></text:p>
          <text:p text:style-name="P97"><text:a xlink:type="simple" xlink:href="#__RefHeading___Toc426_938157555" text:style-name="Index_20_Link" text:visited-style-name="Index_20_Link">Linux<text:tab/>26</text:a></text:p>
          <text:p text:style-name="P97"><text:a xlink:type="simple" xlink:href="#__RefHeading___Toc428_938157555" text:style-name="Index_20_Link" text:visited-style-name="Index_20_Link">Windows<text:tab/>26</text:a></text:p>
          <text:p text:style-name="P96"><text:a xlink:type="simple" xlink:href="#__RefHeading___Toc434_938157555" text:style-name="Index_20_Link" text:visited-style-name="Index_20_Link">Supported Protocols<text:tab/>27</text:a></text:p>
          <text:p text:style-name="P96"><text:a xlink:type="simple" xlink:href="#__RefHeading___Toc1118_468715888" text:style-name="Index_20_Link" text:visited-style-name="Index_20_Link">Threefish Implementation<text:tab/>28</text:a></text:p>
          <text:p text:style-name="P96"><text:a xlink:type="simple" xlink:href="#__RefHeading___Toc2050_1464008250" text:style-name="Index_20_Link" text:visited-style-name="Index_20_Link">Translations<text:tab/>29</text:a></text:p>
          <text:p text:style-name="P96"><text:a xlink:type="simple" xlink:href="#__RefHeading___Toc1297_1443739995" text:style-name="Index_20_Link" text:visited-style-name="Index_20_Link">Web Page Features<text:tab/>30</text:a></text:p>
          <text:p text:style-name="P96"><text:a xlink:type="simple" xlink:href="#__RefHeading___Toc1328_470128986" text:style-name="Index_20_Link" text:visited-style-name="Index_20_Link">Windows Compilation<text:tab/>31</text:a></text:p>
        </text:index-body>
      </text:table-of-content>
      <text:p text:style-name="P1"/>
      <text:h text:style-name="P100" text:outline-level="1"><text:bookmark-start text:name="__RefHeading___Toc105_989239493"/>Introduction<text:bookmark-end text:name="__RefHeading___Toc105_989239493"/></text:h>
      <text:p text:style-name="P43"><text:span text:style-name="T87">Dooble is a</text:span><text:span text:style-name="T110">n elegant, </text:span><text:span text:style-name="T109">portable</text:span><text:span text:style-name="T110">, </text:span><text:span text:style-name="T11">and zero-dependency </text:span><text:span text:style-name="T110">Web browser. </text:span><text:span text:style-name="T87">The application should be functional on any operating system where the latest Qt is supported.</text:span></text:p>
      <text:p text:style-name="P15">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7"/>
      <text:h text:style-name="P101"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2">derived from </text:span>the guidelines provided by <text:a xlink:type="simple" xlink:href="http://nvlpubs.nist.gov/nistpubs/FIPS/NIST.FIPS.197.pdf" text:style-name="Internet_20_link" text:visited-style-name="Visited_20_Internet_20_Link">http://nvlpubs.nist.gov/nistpubs/FIPS/NIST.FIPS.197.pdf</text:a>. <text:span text:style-name="T74">The implementation is independent of architecture.</text:span><text:bookmark-end text:name="__RefHeading___Toc1115_468715888"/></text:p>
      <text:h text:style-name="P167" text:outline-level="1"/>
      <text:h text:style-name="P102" text:outline-level="1"><text:bookmark-start text:name="__RefHeading___Toc2293_938157555"/>Accepted / Blocked Domains<text:bookmark-end text:name="__RefHeading___Toc2293_938157555"/></text:h>
      <text:p text:style-name="P18">Dooble supports the accepting <text:span text:style-name="T61">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119" text:outline-level="2"><text:bookmark-start text:name="__RefHeading___Toc826_1508254940"/>Accept Mode<text:bookmark-end text:name="__RefHeading___Toc826_1508254940"/></text:h>
      <text:p text:style-name="P54">Only the specified domains may be accessed <text:span text:style-name="T37">either directly or indirectly.</text:span></text:p>
      <text:h text:style-name="P119" text:outline-level="2"><text:bookmark-start text:name="__RefHeading___Toc828_1508254940"/>Block Mode<text:bookmark-end text:name="__RefHeading___Toc828_1508254940"/></text:h>
      <text:p text:style-name="P54">The specified domains are blocked. While in this mode, Dooble will prevent direct and indirect access to the listed domains.</text:p>
      <text:h text:style-name="P120" text:outline-level="2"><text:bookmark-start text:name="__RefHeading___Toc1588_1788711111"/>Third-Party Session Rejections<text:bookmark-end text:name="__RefHeading___Toc1588_1788711111"/></text:h>
      <text:p text:style-name="P55">Th<text:span text:style-name="T104">e section contains links of third-party cookies which were rejected by Dooble.</text:span></text:p>
      <text:p text:style-name="P29">Note: Defined domains <text:span text:style-name="T80">also </text:span>reside in a <text:span text:style-name="T80">session </text:span>container which is optimized for <text:span text:style-name="T38">rapid</text:span> <text:span text:style-name="T45">(amortized O(1)) </text:span>discovery. <text:span text:style-name="T81">The special container contains all of the defined domains.</text:span></text:p>
      <text:p text:style-name="P16">Note: The bundled Data directory contains the file dooble_<text:span text:style-name="T53">accepted_or_</text:span>blocked_domains.txt. <text:span text:style-name="T29">An import feature is included in the Accepted / Blocked Domains window. An import will enable (Blocked or Accepted) existing domains.</text:span></text:p>
      <text:p text:style-name="P23"/>
      <text:h text:style-name="P103" text:outline-level="1"><text:bookmark-start text:name="__RefHeading___Toc834_1508254940"/>Address Widget<text:bookmark-end text:name="__RefHeading___Toc834_1508254940"/></text:h>
      <text:p text:style-name="P45"><text:span text:style-name="T115">The address widget contains the current page’s URL. The </text:span><text:span text:style-name="T59">present</text:span><text:span text:style-name="T115"> </text:span><text:span text:style-name="T54">URL</text:span><text:span text:style-name="T115"> may be </text:span><text:span text:style-name="T40">inserted in the Favorites container by pressing the </text:span><text:span text:style-name="T114">favorites (star)</text:span><text:span text:style-name="T40"> tool button.</text:span></text:p>
      <text:p text:style-name="P21">The current site’s cookies may be accessed via a context menu. The context menu also allows for the removal of <text:span text:style-name="T62">the current site’s</text:span> <text:span text:style-name="T75">non-private </text:span>certificate exception <text:span text:style-name="T39">if a certificate exception has been previously accepted.</text:span></text:p>
      <text:p text:style-name="P25">Note: All address widgets share <text:span text:style-name="T84">a common history </text:span>container<text:span text:style-name="T62">. The container is optimized for rapid (amortized O(1)) discovery of history items and is required for displaying previously-accessed URLs in address widgets.</text:span></text:p>
      <text:p text:style-name="P26">Note: Certificate exceptions are not available for private URLs. That is, if a certificate exception <text:span text:style-name="T85">is accept</text:span>ed <text:span text:style-name="T77">from</text:span> a private window, the exception is <text:span text:style-name="T76">only available within that window</text:span>. Other non-private and private Dooble windows will not have insight into the accepted certificate exception.</text:p>
      <text:p text:style-name="P19"><text:span text:style-name="T40">Note: </text:span><text:bookmark text:name="firstHeading"/><text:span text:style-name="T40">Dooble applies the </text:span><text:span text:style-name="T41">Levenshtein </text:span><text:span text:style-name="T42">Distance algorithm during the </text:span><text:span text:style-name="T44">history-discovery </text:span><text:span text:style-name="T43">process.</text:span></text:p>
      <text:p text:style-name="P20">Note: Private windows record visited links <text:span text:style-name="T60">in </text:span>the internal history containers.</text:p>
      <text:p text:style-name="P20"/>
      <text:h text:style-name="P104" text:outline-level="1"><text:bookmark-start text:name="__RefHeading___Toc1362_2185302612"/>Application Locking<text:bookmark-end text:name="__RefHeading___Toc1362_2185302612"/></text:h>
      <text:p text:style-name="P38">A Dooble session may be locked via a tab’s context menu’s Lock Application action. The Lock Application action is disabled if credentials have not been prepared.</text:p>
      <text:p text:style-name="P38"/>
      <text:h text:style-name="P105" text:outline-level="1"><text:bookmark-start text:name="__RefHeading___Toc411_938157555"/>Certificate Exceptions<text:bookmark-end text:name="__RefHeading___Toc411_938157555"/></text:h>
      <text:p text:style-name="P32">Web sites may raise SSL/TLS certificate errors. Some of these certificate errors may be overridden.</text:p>
      <text:p text:style-name="P7">Once overridden, the Web site and the certificate error are recorded <text:span text:style-name="T15">in</text:span> the SQLite <text:span text:style-name="T55">database</text:span> dooble_certificate_exceptions.db <text:span text:style-name="T78">unless the parent window is a private window. For private windows, certificate exceptions exist only within such windows.</text:span></text:p>
      <text:p text:style-name="P8">Overridden <text:span text:style-name="T78">non-private </text:span>sites are presented in the Certificate Exceptions window. Within this window, exceptions may be revoked.</text:p>
      <text:p text:style-name="P27">Note: Certificate errors <text:span text:style-name="T63">may be </text:span>raised by third-party requests.</text:p>
      <text:p text:style-name="P47">Note: <text:span text:style-name="T46">Dooble </text:span>allows for a single certificate exception to be defined for a given URL. Future revisions may allow for multiple exceptions.</text:p>
      <text:p text:style-name="P28">Note: Private windows will also interrogate permanent certificate exceptions. If a permanent certificate exception is discovered <text:span text:style-name="T79">for the given private URL</text:span>, the particular Web site will be loaded by the private page.</text:p>
      <text:p text:style-name="P46"/>
      <text:h text:style-name="P106" text:outline-level="1"><text:bookmark-start text:name="__RefHeading___Toc373_1594680094"/>Clear Items<text:bookmark-end text:name="__RefHeading___Toc373_1594680094"/></text:h>
      <text:p text:style-name="P5">The Clear Items <text:span text:style-name="T64">modal </text:span>dialog may be used to remove <text:span text:style-name="T30">an assortment of </text:span>content.</text:p>
      <text:p text:style-name="P44"/>
      <text:h text:style-name="P107" text:outline-level="1"><text:bookmark-start text:name="__RefHeading___Toc1186_50453450"/>Command-Line Options<text:bookmark-end text:name="__RefHeading___Toc1186_50453450"/></text:h>
      <text:p text:style-name="P49">The command-line option --load-url is supported by Dooble. Multiple instances are allowed.</text:p>
      <text:p text:style-name="P48">The command-line option --private is supported by Dooble. If provided, <text:span text:style-name="T103">the first Dooble window will be a private window.</text:span></text:p>
      <text:p text:style-name="P50">The command-line option --test-aes may be used to test the AES implementation.</text:p>
      <text:p text:style-name="P41">Windows users, please create a shortcut to the Dooble.exe file and add the --private option to the Target field.</text:p>
      <text:p text:style-name="P41"><draw:frame draw:style-name="fr1" draw:name="Image2" text:anchor-type="paragraph" svg:width="3.8717in" svg:height="5.4362in" draw:z-index="1"><draw:image xlink:href="Pictures/1000000100000187000002259D53BE4D4B862AC4.png" xlink:type="simple" xlink:show="embed" xlink:actuate="onLoad" draw:mime-type="image/png"/></draw:frame></text:p>
      <text:p text:style-name="P41"/>
      <text:p text:style-name="P41"/>
      <text:p text:style-name="P41"/>
      <text:p text:style-name="P41"/>
      <text:p text:style-name="P4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pan text:style-name="T102">Other command-line options are available via WebEngine. Please read </text:span><text:a xlink:type="simple" xlink:href="https://peter.sh/experiments/chromium-command-line-switches/" text:style-name="Internet_20_link" text:visited-style-name="Visited_20_Internet_20_Link">https://peter.sh/experiments/chromium-command-line-switches/</text:a>. The option disable-reading-from-canvas may be of interest.</text:p>
      <text:p text:style-name="P31"/>
      <text:h text:style-name="P108"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21" text:outline-level="2"><text:bookmark-start text:name="__RefHeading___Toc415_938157555"/>Domain Filter<text:bookmark-end text:name="__RefHeading___Toc415_938157555"/></text:h>
      <text:p text:style-name="P52"><text:span text:style-name="T55">If set, only the specified domain's cookies are displayed</text:span>.</text:p>
      <text:h text:style-name="P122" text:outline-level="2"><text:bookmark-start text:name="__RefHeading___Toc417_938157555"/>Purge Periodically<text:bookmark-end text:name="__RefHeading___Toc417_938157555"/></text:h>
      <text:p text:style-name="P52">If enabled, unchecked domains will be purged every 15 seconds. <text:span text:style-name="T47">Purging occurs on the main thread.</text:span></text:p>
      <text:p text:style-name="P92"/>
      <text:h text:style-name="P109" text:outline-level="1"><text:bookmark-start text:name="__RefHeading___Toc1268_1551959347"/>Debian<text:bookmark-end text:name="__RefHeading___Toc1268_1551959347"/></text:h>
      <text:p text:style-name="P34">The Debian package <text:span text:style-name="T117">may be</text:span> GPG-signed. This section describes the process of verifying the <text:span text:style-name="T118">digital </text:span>signature.</text:p>
      <text:p text:style-name="P35">First, create a special directory.</text:p>
      <text:p text:style-name="P34"><text:span text:style-name="T90">&gt; mkdir </text:span><text:span text:style-name="T99">66E6A4C70DA51DCD</text:span></text:p>
      <text:p text:style-name="P35">Next, install debsig-verify via aptitude.</text:p>
      <text:p text:style-name="Text_20_body"><text:bookmark-start text:name="__RefHeading___Toc1274_1551959347"/>&gt; sudo <text:span text:style-name="T119">apt </text:span>install debsig-verify<text:bookmark-end text:name="__RefHeading___Toc1274_1551959347"/></text:p>
      <text:p text:style-name="P39"><text:bookmark-start text:name="__RefHeading___Toc1278_1551959347"/><text:span text:style-name="T91">Then, c</text:span>opy the bundled file Documentation/dooble.pol to <text:span text:style-name="T99">66E6A4C70DA51DCD</text:span>.<text:bookmark-end text:name="__RefHeading___Toc1278_1551959347"/></text:p>
      <text:p text:style-name="P40">&gt; cp Documentation/dooble.pol <text:s/><text:span text:style-name="T99">66E6A4C70DA51DCD</text:span></text:p>
      <text:p text:style-name="Text_20_body"><text:bookmark-start text:name="__RefHeading___Toc1280_1551959347"/>Import the bundled public key <text:span text:style-name="T91">Documentation/dooble.asc.</text:span><text:bookmark-end text:name="__RefHeading___Toc1280_1551959347"/></text:p>
      <text:p text:style-name="P39"><text:bookmark-start text:name="__RefHeading___Toc1282_1551959347"/>&gt; gpg --<text:span text:style-name="T92">no-default-keyring </text:span>--keyring <text:span text:style-name="T99">66E6A4C70DA51DCD</text:span>/debsig.gpg --<text:span text:style-name="T92">import Documentation/dooble.asc</text:span><text:bookmark-end text:name="__RefHeading___Toc1282_1551959347"/></text:p>
      <text:p text:style-name="P35">Finally, verify the Debian package.</text:p>
      <text:p text:style-name="P33">&gt; debsig-verify --keyrings-dir . --policies-dir . ./Dooble-2<text:span text:style-name="T100">019</text:span>.<text:span text:style-name="T101">01.15_amd64.deb</text:span></text:p>
      <text:p text:style-name="P35">Results should be similar to the following.</text:p>
      <text:p text:style-name="P33">debsig: Verified package from 'Dooble' (Text Browser)</text:p>
      <text:p text:style-name="P33"/>
      <text:h text:style-name="P110" text:outline-level="1"><text:bookmark-start text:name="__RefHeading___Toc442_938157555"/>Downloads<text:bookmark-end text:name="__RefHeading___Toc442_938157555"/></text:h>
      <text:p text:style-name="P9">Dooble supports the downloading of data. Active and <text:span text:style-name="T48">inactive</text:span> downloads are depicted in the Downloads window. Active downloads may be canceled. <text:span text:style-name="T49">Files associated with canceled downloads are discarded. </text:span>Dooble provide<text:span text:style-name="T94">s</text:span> a mechanism for restarting a canceled or interrupted download <text:span text:style-name="T94">if the application is generated using Qt 5.10.x </text:span><text:span text:style-name="T120">and newer</text:span>. <text:span text:style-name="T18">Downloads data are stored in the SQLite database dooble_downloads.db.</text:span></text:p>
      <text:p text:style-name="P9"/>
      <text:h text:style-name="P110" text:outline-level="1"><text:bookmark-start text:name="__RefHeading___Toc430_938157555"/>Favorites<text:bookmark-end text:name="__RefHeading___Toc430_938157555"/></text:h>
      <text:p text:style-name="P9">Favorites <text:span text:style-name="T31">are replacements of</text:span> bookmarks. Included <text:span text:style-name="T50">in the Favorites non-modal dialog </text:span>are various sort options. Favorites, along with history items, are stored in the SQLite <text:span text:style-name="T26">database </text:span>dooble_history.db.</text:p>
      <text:p text:style-name="P9"/>
      <text:h text:style-name="P112" text:outline-level="1"><text:bookmark-start text:name="__RefHeading___Toc24_1852866977"/>File Menus<text:bookmark-end text:name="__RefHeading___Toc24_1852866977"/></text:h>
      <text:p text:style-name="P3">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23" text:outline-level="2"><text:bookmark-start text:name="__RefHeading___Toc27_1852866977"/>File<text:bookmark-end text:name="__RefHeading___Toc27_1852866977"/></text:h>
      <text:p text:style-name="P51">The File menu includes several basic functions.</text:p>
      <text:h text:style-name="P134" text:outline-level="3"><text:bookmark-start text:name="__RefHeading___Toc29_1852866977"/>Authenticate<text:bookmark-end text:name="__RefHeading___Toc29_1852866977"/></text:h>
      <text:p text:style-name="P57">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35" text:outline-level="3"><text:bookmark-start text:name="__RefHeading___Toc31_1852866977"/>New Private Window<text:bookmark-end text:name="__RefHeading___Toc31_1852866977"/></text:h>
      <text:p text:style-name="P58">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35" text:outline-level="3"><text:bookmark-start text:name="__RefHeading___Toc33_1852866977"/>New Tab<text:bookmark-end text:name="__RefHeading___Toc33_1852866977"/></text:h>
      <text:p text:style-name="P58">A new tab is appended to the end of the tab widget.</text:p>
      <text:h text:style-name="P136" text:outline-level="3"><text:bookmark-start text:name="__RefHeading___Toc35_1852866977"/>New Window<text:bookmark-end text:name="__RefHeading___Toc35_1852866977"/></text:h>
      <text:p text:style-name="P63">Open a new window.</text:p>
      <text:h text:style-name="P137" text:outline-level="3"><text:bookmark-start text:name="__RefHeading___Toc37_1852866977"/>Close Tab<text:bookmark-end text:name="__RefHeading___Toc37_1852866977"/></text:h>
      <text:p text:style-name="P83">Close the current tab. If the current tab is the only Dooble tab and <text:span text:style-name="T4">active </text:span>downloads <text:span text:style-name="T4">exist</text:span>, a confirmation prompt is displayed.</text:p>
      <text:h text:style-name="P138" text:outline-level="3"><text:bookmark-start text:name="__RefHeading___Toc1630_3695771984"/>Open URL<text:bookmark-end text:name="__RefHeading___Toc1630_3695771984"/></text:h>
      <text:p text:style-name="P85">Place focus on the URL widget.</text:p>
      <text:h text:style-name="P139" text:outline-level="3"><text:bookmark-start text:name="__RefHeading___Toc1632_3695771984"/>Save<text:bookmark-end text:name="__RefHeading___Toc1632_3695771984"/></text:h>
      <text:p text:style-name="P84">Save the current page. The action invokes a download request. A file-<text:span text:style-name="T56">selection</text:span> dialog is not displayed.</text:p>
      <text:h text:style-name="P140" text:outline-level="3"><text:bookmark-start text:name="__RefHeading___Toc367_1594680094"/><text:soft-page-break/>Print<text:bookmark-end text:name="__RefHeading___Toc367_1594680094"/></text:h>
      <text:p text:style-name="P64">A <text:span text:style-name="T51">modal </text:span>print dialog is displayed.</text:p>
      <text:h text:style-name="P140" text:outline-level="3"><text:bookmark-start text:name="__RefHeading___Toc369_1594680094"/>Print Preview<text:bookmark-end text:name="__RefHeading___Toc369_1594680094"/></text:h>
      <text:p text:style-name="P82">Display a preview of the current page.</text:p>
      <text:h text:style-name="P141" text:outline-level="3"><text:bookmark-start text:name="__RefHeading___Toc39_1852866977"/>Exit Dooble<text:bookmark-end text:name="__RefHeading___Toc39_1852866977"/></text:h>
      <text:p text:style-name="P59">Exit Dooble. A confirmation prompt is displayed if active downloads exist.</text:p>
      <text:h text:style-name="P124" text:outline-level="2"><text:bookmark-start text:name="__RefHeading___Toc6182_1852866977"/>Edit<text:bookmark-end text:name="__RefHeading___Toc6182_1852866977"/></text:h>
      <text:h text:style-name="P142" text:outline-level="3"><text:bookmark-start text:name="__RefHeading___Toc6184_1852866977"/>Clear Items<text:bookmark-end text:name="__RefHeading___Toc6184_1852866977"/></text:h>
      <text:p text:style-name="P68">Display an instance of the <text:span text:style-name="T51">modal </text:span>Clear Items dialog.</text:p>
      <text:h text:style-name="P143" text:outline-level="3"><text:bookmark-start text:name="__RefHeading__973_1786344497"/>Clear Visited Links<text:bookmark-end text:name="__RefHeading__973_1786344497"/></text:h>
      <text:p text:style-name="P69">Remove contents <text:span text:style-name="T88">from</text:span> the local Visited Links file.</text:p>
      <text:h text:style-name="P145" text:outline-level="3"><text:bookmark-start text:name="__RefHeading___Toc371_1594680094"/>Find<text:bookmark-end text:name="__RefHeading___Toc371_1594680094"/></text:h>
      <text:p text:style-name="P67">Enables the Find panel.</text:p>
      <text:h text:style-name="P146" text:outline-level="3"><text:bookmark-start text:name="__RefHeading___Toc6186_1852866977"/>Settings<text:bookmark-end text:name="__RefHeading___Toc6186_1852866977"/></text:h>
      <text:p text:style-name="P86">Display the Settings window.</text:p>
      <text:h text:style-name="P147" text:outline-level="3"><text:bookmark-start text:name="__RefHeading___Toc1634_3695771984"/>Vacuum Databases<text:bookmark-end text:name="__RefHeading___Toc1634_3695771984"/></text:h>
      <text:p text:style-name="P87">Vacuum local SQLite databases.</text:p>
      <text:h text:style-name="P125" text:outline-level="2"><text:bookmark-start text:name="__RefHeading___Toc185_697823169"/>Tools<text:bookmark-end text:name="__RefHeading___Toc185_697823169"/></text:h>
      <text:h text:style-name="P148" text:outline-level="3"><text:bookmark-start text:name="__RefHeading___Toc187_697823169"/>Accepted / Blocked Domains<text:bookmark-end text:name="__RefHeading___Toc187_697823169"/></text:h>
      <text:p text:style-name="P60">Display the Accepted / Blocked Domains window.</text:p>
      <text:h text:style-name="P144" text:outline-level="3"><text:bookmark-start text:name="__RefHeading___Toc189_697823169"/>Certificate Exceptions<text:bookmark-end text:name="__RefHeading___Toc189_697823169"/></text:h>
      <text:p text:style-name="P60">Display the Certificate Exceptions window.</text:p>
      <text:h text:style-name="P149" text:outline-level="3"><text:bookmark-start text:name="__RefHeading___Toc1636_3695771984"/>Charts<text:bookmark-end text:name="__RefHeading___Toc1636_3695771984"/></text:h>
      <text:p text:style-name="P88">Display a sub-menu of available charts. Charts are disabled if Dooble was built without the QtCharts module.</text:p>
      <text:h text:style-name="P144" text:outline-level="3"><text:bookmark-start text:name="__RefHeading___Toc191_697823169"/><text:soft-page-break/>Cookies<text:bookmark-end text:name="__RefHeading___Toc191_697823169"/></text:h>
      <text:p text:style-name="P60">Display the global Cookies window. <text:span text:style-name="T57">If the window is a private window, the private window's Cookies window is displayed.</text:span></text:p>
      <text:h text:style-name="P150" text:outline-level="3"><text:bookmark-start text:name="__RefHeading___Toc193_697823169"/>Downloads<text:bookmark-end text:name="__RefHeading___Toc193_697823169"/></text:h>
      <text:p text:style-name="P60">Display the Downloads window.</text:p>
      <text:h text:style-name="P150" text:outline-level="3"><text:bookmark-start text:name="__RefHeading___Toc195_697823169"/>Favorites<text:bookmark-end text:name="__RefHeading___Toc195_697823169"/></text:h>
      <text:p text:style-name="P60">Display the Favorites <text:span text:style-name="T51">non-modal dialog</text:span>.</text:p>
      <text:h text:style-name="P151" text:outline-level="3"><text:bookmark-start text:name="__RefHeading___Toc1590_1788711111"/>Floating Digital Clock<text:bookmark-end text:name="__RefHeading___Toc1590_1788711111"/></text:h>
      <text:p text:style-name="P79">Display a <text:span text:style-name="T105">digital </text:span>clock dialog.</text:p>
      <text:h text:style-name="P150" text:outline-level="3"><text:bookmark-start text:name="__RefHeading___Toc197_697823169"/>History<text:bookmark-end text:name="__RefHeading___Toc197_697823169"/></text:h>
      <text:p text:style-name="P60">Display the History window.</text:p>
      <text:h text:style-name="P152" text:outline-level="3"><text:bookmark-start text:name="__RefHeading___Toc1472_2730546406"/>Inject Custom Style Sheet<text:bookmark-end text:name="__RefHeading___Toc1472_2730546406"/></text:h>
      <text:p text:style-name="P81">Also available off of the address widget. Allows custom style sheets to be injected into individual pages.</text:p>
      <text:h text:style-name="P153" text:outline-level="3"><text:bookmark-start text:name="__RefHeading___Toc1592_1788711111"/>Search Engines<text:bookmark-end text:name="__RefHeading___Toc1592_1788711111"/></text:h>
      <text:p text:style-name="P78">Display the Search Engines window.</text:p>
      <text:h text:style-name="P126" text:outline-level="2"><text:bookmark-start text:name="__RefHeading___Toc209_697823169"/>View<text:bookmark-end text:name="__RefHeading___Toc209_697823169"/></text:h>
      <text:h text:style-name="P154" text:outline-level="3"><text:bookmark-start text:name="__RefHeading___Toc211_697823169"/>Show Full Screen<text:bookmark-end text:name="__RefHeading___Toc211_697823169"/></text:h>
      <text:p text:style-name="P62">Disable or enable full-screen mode.</text:p>
      <text:h text:style-name="P154" text:outline-level="3"><text:bookmark-start text:name="__RefHeading___Toc213_697823169"/>Show Status Bar<text:bookmark-end text:name="__RefHeading___Toc213_697823169"/></text:h>
      <text:p text:style-name="P62">Hide or show the status bar.</text:p>
      <text:h text:style-name="P127" text:outline-level="2"><text:bookmark-start text:name="__RefHeading___Toc1594_1788711111"/>History<text:bookmark-end text:name="__RefHeading___Toc1594_1788711111"/></text:h>
      <text:h text:style-name="P155" text:outline-level="3"><text:bookmark-start text:name="__RefHeading___Toc1596_1788711111"/>Clear History<text:bookmark-end text:name="__RefHeading___Toc1596_1788711111"/></text:h>
      <text:p text:style-name="P80">Clear the history.</text:p>
      <text:h text:style-name="P155" text:outline-level="3"><text:bookmark-start text:name="__RefHeading___Toc1598_1788711111"/><text:soft-page-break/>History<text:bookmark-end text:name="__RefHeading___Toc1598_1788711111"/></text:h>
      <text:p text:style-name="P80">Show the History window.</text:p>
      <text:h text:style-name="P128" text:outline-level="2"><text:bookmark-start text:name="__RefHeading___Toc201_697823169"/>Help<text:bookmark-end text:name="__RefHeading___Toc201_697823169"/></text:h>
      <text:h text:style-name="P156" text:outline-level="3"><text:bookmark-start text:name="__RefHeading___Toc203_697823169"/>About<text:bookmark-end text:name="__RefHeading___Toc203_697823169"/></text:h>
      <text:p text:style-name="P61">Display <text:span text:style-name="T10">the non-modal </text:span>About dialog.</text:p>
      <text:h text:style-name="P156" text:outline-level="3"><text:bookmark-start text:name="__RefHeading___Toc205_697823169"/>Documentation<text:bookmark-end text:name="__RefHeading___Toc205_697823169"/></text:h>
      <text:p text:style-name="P61">Display this document in a <text:span text:style-name="T9">Dooble</text:span> <text:span text:style-name="T32">tab</text:span>.</text:p>
      <text:h text:style-name="P157" text:outline-level="3"><text:bookmark-start text:name="__RefHeading___Toc1638_3695771984"/>Release Notes<text:bookmark-end text:name="__RefHeading___Toc1638_3695771984"/></text:h>
      <text:p text:style-name="P89">Display Dooble’s release notes in a separate tab.</text:p>
      <text:p text:style-name="P90"/>
      <text:h text:style-name="P110" text:outline-level="1"><text:bookmark-start text:name="__RefHeading___Toc440_938157555"/>History<text:bookmark-end text:name="__RefHeading___Toc440_938157555"/></text:h>
      <text:p text:style-name="P9">Th<text:span text:style-name="T65">e</text:span> History window is a general-purpose container depicting <text:span text:style-name="T17">Dooble’s</text:span> <text:span text:style-name="T17">browsing </text:span>history. A simple search is included. <text:span text:style-name="T66">Selected items </text:span>may be removed via a context menu. The SQLite database dooble_history.db contains history data, along with favorites data.</text:p>
      <text:p text:style-name="P30">Note: Purged items are not automatically removed from the History window during a session. Subsequent sessions will represent the most current contents of <text:span text:style-name="T16">dooble_history.db.</text:span></text:p>
      <text:p text:style-name="P30"/>
      <text:h text:style-name="P111" text:outline-level="1"><text:bookmark-start text:name="__RefHeading___Toc830_1508254940"/><text:span text:style-name="T33">Performance and </text:span>Security Considerations<text:bookmark-end text:name="__RefHeading___Toc830_1508254940"/></text:h>
      <text:list xml:id="list873395204" text:style-name="L1">
        <text:list-item>
          <text:p text:style-name="P169">Accepted / Blocked domains are stored in a container that’s designed for rapid <text:span text:style-name="T52">(amortized O(1)) </text:span>discovery. <text:span text:style-name="T82">The container is populated during the initialization of Dooble.</text:span></text:p>
        </text:list-item>
        <text:list-item>
          <text:p text:style-name="P170">Authentication <text:span text:style-name="T106">may be interrupted.</text:span></text:p>
        </text:list-item>
        <text:list-item>
          <text:p text:style-name="P171">Constant <text:span text:style-name="T35">byte-by-byte </text:span>comparisons are implemented wherever cryptographic digests are involved.</text:p>
        </text:list-item>
        <text:list-item>
          <text:p text:style-name="P172">Cryptographic keys are zeroed on destruction. <text:span text:style-name="T68">Sensitive fields are cleared after use. Please note that these processes do not guarantee that sensitive data are destroyed effectively.</text:span></text:p>
        </text:list-item>
        <text:list-item>
          <text:p text:style-name="P168"><text:span text:style-name="T111">Dooble attempts to lock secret </text:span><text:span text:style-name="T112">keys</text:span><text:span text:style-name="T111"> into RAM, if mman is available.</text:span></text:p>
        </text:list-item>
        <text:list-item>
          <text:p text:style-name="P173">Dooble populates icons of table items only when required. The software inspects respective views and determines <text:span text:style-name="T83">the entries which require icons</text:span>.</text:p>
        </text:list-item>
        <text:list-item>
          <text:p text:style-name="P174">History items are safely purged <text:span text:style-name="T36">within </text:span>a dedicated thread.</text:p>
        </text:list-item>
        <text:list-item>
          <text:p text:style-name="P175">Initial gathering of History data <text:span text:style-name="T86">is performed by a thread.</text:span></text:p>
        </text:list-item>
        <text:list-item>
          <text:p text:style-name="P176">Processing large quantities of icon data will certainly burden most software applications. Dooble provides an innovative solution. Address <text:span text:style-name="T93">w</text:span>idgets, the Favorites window, the History window, <text:span text:style-name="T107">and the Search Engines window</text:span> implement an intelligent algorithm which causes Dooble to load only the icon data of visible items. Once loaded, the icon data are cached. Also included are SQLite database indexes. This innovative solution produces exceptionally-smooth rendering of important data.</text:p>
        </text:list-item>
        <text:list-item>
          <text:p text:style-name="P177">Some SQLite database writes occur without synchronization. Future releases will introduce synchronization.</text:p>
        </text:list-item>
        <text:list-item>
          <text:p text:style-name="P178">The AES and Threefish implementations are not designed to be thread-safe.</text:p>
        </text:list-item>
        <text:list-item>
          <text:p text:style-name="P179">The process of preparing credentials may be <text:span text:style-name="T68">interrupted.</text:span></text:p>
        </text:list-item>
      </text:list>
      <text:p text:style-name="P12"/>
      <text:h text:style-name="P113" text:outline-level="1"><text:bookmark-start text:name="__RefHeading___Toc6188_1852866977"/>Private Windows<text:bookmark-end text:name="__RefHeading___Toc6188_1852866977"/></text:h>
      <text:p text:style-name="P4">When browsing in private windows, Dooble does not save the following data:</text:p>
      <text:list xml:id="list4043905786" text:style-name="L2">
        <text:list-item>
          <text:p text:style-name="P180">Certificate Exceptions</text:p>
        </text:list-item>
        <text:list-item>
          <text:p text:style-name="P181">Cookies</text:p>
        </text:list-item>
        <text:list-item>
          <text:p text:style-name="P183">Favicons</text:p>
        </text:list-item>
        <text:list-item>
          <text:p text:style-name="P181">History</text:p>
        </text:list-item>
        <text:list-item>
          <text:p text:style-name="P181">Temporary Files</text:p>
        </text:list-item>
        <text:list-item>
          <text:p text:style-name="P181">Visited Links</text:p>
        </text:list-item>
      </text:list>
      <text:p text:style-name="P4">While in private windows, Dooble does save:</text:p>
      <text:list xml:id="list4121365134" text:style-name="L3">
        <text:list-item>
          <text:p text:style-name="P182">Downloads</text:p>
        </text:list-item>
        <text:list-item>
          <text:p text:style-name="P182">Favorites</text:p>
        </text:list-item>
      </text:list>
      <text:p text:style-name="P13"/>
      <text:h text:style-name="P114" text:outline-level="1"><text:bookmark-start text:name="__RefHeading___Toc2289_938157555"/>Settings<text:bookmark-end text:name="__RefHeading___Toc2289_938157555"/></text:h>
      <text:p text:style-name="P14">This section describes some of the <text:span text:style-name="T108">interesting areas</text:span> of the Settings window. <text:span text:style-name="T27">Settings values are stored in the SQLite database dooble_settings.db.</text:span></text:p>
      <text:h text:style-name="P129" text:outline-level="2"><text:bookmark-start text:name="__RefHeading___Toc2295_938157555"/>Display<text:bookmark-end text:name="__RefHeading___Toc2295_938157555"/></text:h>
      <text:h text:style-name="P158" text:outline-level="3"><text:bookmark-start text:name="__RefHeading___Toc2297_938157555"/>Pin Windows<text:bookmark-end text:name="__RefHeading___Toc2297_938157555"/></text:h>
      <text:p text:style-name="P66">Some support windows may be pinned. Pinning is the process of embedding support windows within a Dooble window.</text:p>
      <text:h text:style-name="P130" text:outline-level="2"><text:bookmark-start text:name="__RefHeading___Toc754_2100158958"/>History<text:bookmark-end text:name="__RefHeading___Toc754_2100158958"/></text:h>
      <text:p text:style-name="P53">A dedicated thread determines if browsing history has expired. The thread is also responsible for removing expired history data. <text:span text:style-name="T58">The thread is safely canceled upon termination of Dooble.</text:span></text:p>
      <text:h text:style-name="P131" text:outline-level="2"><text:bookmark-start text:name="__RefHeading___Toc2304_938157555"/>Privacy<text:bookmark-end text:name="__RefHeading___Toc2304_938157555"/></text:h>
      <text:h text:style-name="P159" text:outline-level="3"><text:bookmark-start text:name="__RefHeading___Toc2306_938157555"/>Credentials<text:bookmark-end text:name="__RefHeading___Toc2306_938157555"/></text:h>
      <text:p text:style-name="P71">Dooble provides a process of storing authentically-encrypted data in various databases. This process is completely optional. Three separate modes are included:</text:p>
      <text:h text:style-name="P165" text:outline-level="4"><text:bookmark-start text:name="__RefHeading___Toc1103_1039091041"/>Disabled<text:bookmark-end text:name="__RefHeading___Toc1103_1039091041"/></text:h>
      <text:p text:style-name="P72">This is the default mode. In this mode, Dooble stores data in cleartext.</text:p>
      <text:h text:style-name="P166" text:outline-level="4"><text:bookmark-start text:name="__RefHeading___Toc1105_1039091041"/>Enabled with a Password<text:bookmark-end text:name="__RefHeading___Toc1105_1039091041"/></text:h>
      <text:p text:style-name="P72">Dooble shall permanently store data in authentically-encrypted containers using credentials generated via the provided password.</text:p>
      <text:h text:style-name="P166" text:outline-level="4"><text:bookmark-start text:name="__RefHeading___Toc1107_1039091041"/>Enabled without a Password<text:bookmark-end text:name="__RefHeading___Toc1107_1039091041"/></text:h>
      <text:p text:style-name="P72">Dooble shall store private data in authentically-encrypted containers using session credentials. The data will not be available in future sessions.</text:p>
      <text:p text:style-name="P73">Additional specifics are listed bellow.</text:p>
      <text:p text:style-name="P74">CBC is the preferred cipher mode of operation.</text:p>
      <text:p text:style-name="P74">SHA3-512 is the favored hash algorithm.</text:p>
      <text:p text:style-name="P74">The password must contain at least 1 character.</text:p>
      <text:p text:style-name="P74"><text:soft-page-break/>The process is interruptible.</text:p>
      <text:p text:style-name="P74">The pseudo-random password salt is composed of 64 bytes.</text:p>
      <text:h text:style-name="P160" text:outline-level="3"><text:bookmark-start text:name="__RefHeading___Toc1144_1823429614"/>UTC Time Zone<text:bookmark-end text:name="__RefHeading___Toc1144_1823429614"/></text:h>
      <text:p text:style-name="P75">Set the environment variable TZ to UTC.</text:p>
      <text:h text:style-name="P132" text:outline-level="2"><text:bookmark-start text:name="__RefHeading___Toc2308_938157555"/>Web<text:bookmark-end text:name="__RefHeading___Toc2308_938157555"/></text:h>
      <text:h text:style-name="P161" text:outline-level="3"><text:bookmark-start text:name="__RefHeading___Toc2310_938157555"/>Local Storage<text:bookmark-end text:name="__RefHeading___Toc2310_938157555"/></text:h>
      <text:p text:style-name="P70">Required for HTML5 storage.</text:p>
      <text:h text:style-name="P162" text:outline-level="3"><text:bookmark-start text:name="__RefHeading___Toc2048_1464008250"/>User Agent<text:bookmark-end text:name="__RefHeading___Toc2048_1464008250"/></text:h>
      <text:p text:style-name="P76"><text:span text:style-name="T67">The user agent is s</text:span>ometimes used for content negotiation <text:span text:style-name="T67">between the Dooble client and a server</text:span>. The initial value is system-dependent. To reset, please clear the field and press the Apply button. <text:span text:style-name="T89">Please reset the field whenever new Qt products are provided.</text:span></text:p>
      <text:h text:style-name="P163" text:outline-level="3"><text:bookmark-start text:name="__RefHeading___Toc1346_470128986"/>WebRTC Public Interfaces Only<text:bookmark-end text:name="__RefHeading___Toc1346_470128986"/></text:h>
      <text:p text:style-name="P77">Limits WebRTC to public IP addresses. If disabled, remote hosts may be able to detect local IP addresses.</text:p>
      <text:h text:style-name="P164" text:outline-level="3"><text:bookmark-start text:name="__RefHeading___Toc2312_938157555"/>XSS Auditing<text:bookmark-end text:name="__RefHeading___Toc2312_938157555"/></text:h>
      <text:p text:style-name="P65"><text:span text:style-name="T21">Per Qt’s documentation, XSS Auditing </text:span>moni<text:span text:style-name="T21">t</text:span>ors load requests for cross-site scripting attempts. Suspicious scripts are blocked.</text:p>
      <text:p text:style-name="P91">Note: Dooble does not remove the local WebEnginePersistentStorage <text:span text:style-name="T22">directory </text:span>during a reset. Please remove this directory <text:span text:style-name="T23">after a reset completes</text:span>.</text:p>
      <text:p text:style-name="P14"/>
      <text:h text:style-name="P110" text:outline-level="1"><text:bookmark-start text:name="__RefHeading___Toc422_938157555"/>Sources of Randomness<text:bookmark-end text:name="__RefHeading___Toc422_938157555"/></text:h>
      <text:p text:style-name="P9">Dooble requires data streams of random data for a<text:span text:style-name="T34">n</text:span> <text:span text:style-name="T34">assortment</text:span> of cryptographic algorithms. This section briefly describes the sources of these data streams <text:span text:style-name="T19">for</text:span> various operating systems.</text:p>
      <text:h text:style-name="P133" text:outline-level="2"><text:bookmark-start text:name="__RefHeading___Toc424_938157555"/>BSD<text:bookmark-end text:name="__RefHeading___Toc424_938157555"/></text:h>
      <text:p text:style-name="P56">See QRandomGenerator.</text:p>
      <text:h text:style-name="P133" text:outline-level="2"><text:bookmark-start text:name="__RefHeading___Toc426_938157555"/>Linux<text:bookmark-end text:name="__RefHeading___Toc426_938157555"/></text:h>
      <text:p text:style-name="P10"><text:span text:style-name="T113">See </text:span>Q<text:span text:style-name="T113">R</text:span>andomGenerator.</text:p>
      <text:h text:style-name="P133" text:outline-level="2"><text:bookmark-start text:name="__RefHeading___Toc428_938157555"/>Windows<text:bookmark-end text:name="__RefHeading___Toc428_938157555"/></text:h>
      <text:p text:style-name="P10"><text:span text:style-name="T113">See </text:span>Q<text:span text:style-name="T113">R</text:span>andomGenerator.</text:p>
      <text:p text:style-name="P11"/>
      <text:h text:style-name="P110"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15" text:outline-level="1"><text:bookmark-start text:name="__RefHeading___Toc1118_468715888"/>Threefish Implementation<text:bookmark-end text:name="__RefHeading___Toc1118_468715888"/></text:h>
      <text:p text:style-name="P24">The <text:span text:style-name="T71">Threefish</text:span> implementation is <text:span text:style-name="T70">derived from </text:span>the guidelines provided by <text:a xlink:type="simple" xlink:href="http://www.skein-hash.info/sites/default/files/skein1.1.pdf" text:style-name="Internet_20_link" text:visited-style-name="Visited_20_Internet_20_Link"><text:span text:style-name="T73">http://www.skein-hash.info/sites/default/files/skein1.1.pdf</text:span></text:a><text:span text:style-name="T73">. The implementation is independent of architecture.</text:span></text:p>
      <text:p text:style-name="P24"/>
      <text:h text:style-name="P116" text:outline-level="1"><text:bookmark-start text:name="__RefHeading___Toc2050_1464008250"/>Translations<text:bookmark-end text:name="__RefHeading___Toc2050_1464008250"/></text:h>
      <text:p text:style-name="P22">Translations are incomplete. <text:span text:style-name="T69">Translating Dooble is quite simple. Please download and install Qt from </text:span><text:a xlink:type="simple" xlink:href="https://download.qt.io/" text:style-name="Internet_20_link" text:visited-style-name="Visited_20_Internet_20_Link"><text:span text:style-name="T69">https://download.qt.io</text:span></text:a><text:span text:style-name="T69">, download Dooble’s source, and become an expert in Qt’s Linguist. Linguist documentation exists at </text:span><text:a xlink:type="simple" xlink:href="https://doc.qt.io/qt-5/qtlinguist-index.html" text:style-name="Internet_20_link" text:visited-style-name="Visited_20_Internet_20_Link"><text:span text:style-name="T69">https://doc.qt.io/qt-5/qtlinguist-index.html</text:span></text:a><text:span text:style-name="T69">.</text:span></text:p>
      <text:p text:style-name="P22"/>
      <text:h text:style-name="P117" text:outline-level="1"><text:bookmark-start text:name="__RefHeading___Toc1297_1443739995"/>Web Page Features<text:bookmark-end text:name="__RefHeading___Toc1297_1443739995"/></text:h>
      <text:p text:style-name="P36">Some pages may submit requests for accessing local <text:span text:style-name="T97">devices</text:span>. When <text:span text:style-name="T98">a feature </text:span>request <text:span text:style-name="T98">is </text:span>received by Dooble, <text:span text:style-name="T98">a </text:span>notification is displayed. A request may be accepted or denied. The URL and the policy are recorded after a transaction <text:span text:style-name="T98">completes</text:span>. Existing entries may be reviewed via the Web panel of the Settings window.</text:p>
      <text:p text:style-name="P36">Please note that <text:span text:style-name="T95">a notification </text:span>is displayed <text:span text:style-name="T95">only for the first received request </text:span>for a given page during a page load. That is, <text:span text:style-name="T95">received </text:span>request<text:span text:style-name="T95">s</text:span> are not queued. If a request is <text:span text:style-name="T96">received</text:span> while a request is pending, the received request is denied and an entry is added to the Features Permissions panel <text:span text:style-name="T96">of the Web section in the Settings window.</text:span></text:p>
      <text:p text:style-name="P36"/>
      <text:h text:style-name="P118" text:outline-level="1"><text:bookmark-start text:name="__RefHeading___Toc1328_470128986"/>Windows Compilation<text:bookmark-end text:name="__RefHeading___Toc1328_470128986"/></text:h>
      <text:p text:style-name="P42">As of October 4, 2018, Qt 5.11.2 requires Windows Studio 2017. Please download the Community edition from <text:a xlink:type="simple" xlink:href="https://visualstudio.microsoft.com/downloads/" text:style-name="Internet_20_link" text:visited-style-name="Visited_20_Internet_20_Link">https://visualstudio.microsoft.com/downloads/</text:a>.</text:p>
      <text:p text:style-name="P3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L" svg:font-family="'Nimbus Mono L'"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0</text:page-number><text:s/><text:span text:style-name="MT1">of </text:span><text:span text:style-name="MT1"><text:page-count>30</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2-10-16T09:50:11.191963996</dc:date>
    <meta:editing-duration>P2DT16H17M</meta:editing-duration>
    <meta:editing-cycles>512</meta:editing-cycles>
    <meta:generator>LibreOffice/7.3.6.2$Linux_X86_64 LibreOffice_project/30$Build-2</meta:generator>
    <meta:document-statistic meta:table-count="0" meta:image-count="2" meta:object-count="0" meta:page-count="30" meta:paragraph-count="304" meta:word-count="2404" meta:character-count="16077" meta:non-whitespace-character-count="14005"/>
  </office:meta>
</office:document-meta>
</file>